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411in"/>
    </style:style>
    <style:style style:name="co8" style:family="table-column">
      <style:table-column-properties fo:break-before="auto" style:column-width="1.7602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1.1465in"/>
    </style:style>
    <style:style style:name="co15" style:family="table-column">
      <style:table-column-properties fo:break-before="auto" style:column-width="1.1362in"/>
    </style:style>
    <style:style style:name="co16" style:family="table-column">
      <style:table-column-properties fo:break-before="auto" style:column-width="0.8846in"/>
    </style:style>
    <style:style style:name="co17" style:family="table-column">
      <style:table-column-properties fo:break-before="auto" style:column-width="1.0701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1.8083in"/>
    </style:style>
    <style:style style:name="co20" style:family="table-column">
      <style:table-column-properties fo:break-before="auto" style:column-width="0.448in"/>
    </style:style>
    <style:style style:name="co21" style:family="table-column">
      <style:table-column-properties fo:break-before="auto" style:column-width="1.5945in"/>
    </style:style>
    <style:style style:name="co22" style:family="table-column">
      <style:table-column-properties fo:break-before="auto" style:column-width="0.3819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1.507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2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17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18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1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ackground-color="#000000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91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82" style:family="table-cell" style:parent-style-name="Default" style:data-style-name="N1">
      <style:table-cell-properties fo:background-color="#eeeeee"/>
      <style:text-properties style:font-name="Droid Sans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eeeeee"/>
      <style:text-properties style:use-window-font-color="true" style:font-name="Arial"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eeeeee"/>
      <style:text-properties fo:color="#006600" style:font-name="Arial" fo:font-weight="bold" style:font-weight-asian="bold" style:font-weight-complex="bold"/>
    </style:style>
    <style:style style:name="ce89" style:family="table-cell" style:parent-style-name="Default" style:data-style-name="N1">
      <style:table-cell-properties fo:background-color="#eeeeee"/>
      <style:text-properties fo:color="#7e0021" fo:font-weight="bold" style:font-weight-asian="bold" style:font-weight-complex="bold"/>
    </style:style>
    <style:style style:name="ce93" style:family="table-cell" style:parent-style-name="Default" style:data-style-name="N1">
      <style:table-cell-properties fo:background-color="#eeeeee"/>
      <style:text-properties fo:color="#cc3300" fo:font-weight="bold" style:font-weight-asian="bold" style:font-weight-complex="bold"/>
    </style:style>
    <style:style style:name="ce95" style:family="table-cell" style:parent-style-name="Default" style:data-style-name="N1">
      <style:table-cell-properties fo:background-color="#eeeeee"/>
      <style:text-properties fo:color="#0000ff" fo:font-weight="bold" style:font-weight-asian="bold" style:font-weight-complex="bold"/>
    </style:style>
    <style:style style:name="ce105" style:family="table-cell" style:parent-style-name="Default" style:data-style-name="N1">
      <style:text-properties fo:font-weight="bold" style:font-weight-asian="bold" style:font-weight-complex="bold"/>
    </style:style>
    <style:style style:name="ce106" style:family="table-cell" style:parent-style-name="Default" style:data-style-name="N1">
      <style:text-properties fo:color="#cc3300" fo:font-weight="bold" style:font-weight-asian="bold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83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85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90" style:family="table-cell" style:parent-style-name="Default" style:data-style-name="N1">
      <style:text-properties fo:color="#7e0021" fo:font-weight="bold" style:font-weight-asian="bold" style:font-weight-complex="bold"/>
    </style:style>
    <style:style style:name="ce96" style:family="table-cell" style:parent-style-name="Default" style:data-style-name="N1">
      <style:text-properties fo:color="#0000ff" fo:font-weight="bold" style:font-weight-asian="bold" style:font-weight-complex="bold"/>
    </style:style>
    <style:style style:name="ce5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5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cccccc"/>
    </style:style>
    <style:style style:name="ce57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70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1c1c1c" fo:font-weight="bold" style:font-weight-asian="bold" style:font-weight-complex="bold"/>
    </style:style>
    <style:style style:name="ce72" style:family="table-cell" style:parent-style-name="Default">
      <style:table-cell-properties fo:background-color="#333333"/>
      <style:text-properties fo:color="#ffff99" style:font-name="DejaVu Sans Mono" fo:font-weight="bold" style:font-weight-asian="bold" style:font-weight-complex="bold"/>
    </style:style>
    <style:style style:name="ce73" style:family="table-cell" style:parent-style-name="Default">
      <style:table-cell-properties fo:background-color="#99ffcc"/>
      <style:text-properties style:font-name="DejaVu Sans Mono" fo:font-weight="bold" style:font-weight-asian="bold" style:font-weight-complex="bold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start" fo:margin-left="0in"/>
      <style:text-properties fo:color="#ffff99" style:font-name="DejaVu Sans Mono" fo:font-weight="bold" style:font-weight-asian="bold" style:font-weight-complex="bold"/>
    </style:style>
    <style:style style:name="ce75" style:family="table-cell" style:parent-style-name="Default">
      <style:table-cell-properties fo:background-color="#99ffcc" style:text-align-source="fix" style:repeat-content="false"/>
      <style:paragraph-properties fo:text-align="start" fo:margin-left="0in"/>
      <style:text-properties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333333"/>
      <style:text-properties fo:color="#ffff99" fo:font-weight="bold" style:font-weight-asian="bold" style:font-weight-complex="bold"/>
    </style:style>
    <style:style style:name="ce77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78" style:family="table-cell" style:parent-style-name="Default">
      <style:table-cell-properties fo:background-color="#ffff99"/>
      <style:text-properties fo:color="#cc0000"/>
    </style:style>
    <style:style style:name="ce79" style:family="table-cell" style:parent-style-name="Default" style:data-style-name="N1">
      <style:table-cell-properties fo:background-color="#ffff99"/>
      <style:text-properties fo:color="#cc0000" style:font-name="Droid Sans Mono" fo:font-weight="bold" style:font-weight-asian="bold" style:font-weight-complex="bold"/>
    </style:style>
    <style:style style:name="ce81" style:family="table-cell" style:parent-style-name="Default">
      <style:table-cell-properties fo:background-color="#ffff99"/>
      <style:text-properties fo:color="#cc0000" fo:font-weight="bold" style:font-weight-asian="bold" style:font-weight-complex="bold"/>
    </style:style>
    <style:style style:name="ce92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color="#ffff99" style:font-name="DejaVu Sans Mono" fo:font-weight="bold" style:font-weight-asian="bold" style:font-weight-complex="bold"/>
    </style:style>
    <style:style style:name="ce9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color="#cc0000" style:font-name="DejaVu Sans Mono" fo:font-weight="bold" style:font-weight-asian="bold" style:font-weight-complex="bold"/>
    </style:style>
    <style:style style:name="ce97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8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"/>
    <style:style style:name="ce102" style:family="table-cell" style:parent-style-name="Default" style:data-style-name="N1">
      <style:text-properties fo:color="#cc3300"/>
    </style:style>
    <style:style style:name="ce103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PZ" table:style-name="ta1" table:print="false">
        <table:table-column table:style-name="co20" table:default-cell-style-name="ce71"/>
        <table:table-column table:style-name="co2" table:default-cell-style-name="ce73"/>
        <table:table-column table:style-name="co21" table:default-cell-style-name="ce73"/>
        <table:table-column table:style-name="co2" table:default-cell-style-name="ce77"/>
        <table:table-column table:style-name="co2" table:default-cell-style-name="ce78"/>
        <table:table-column table:style-name="co2" table:default-cell-style-name="ce94"/>
        <table:table-column table:style-name="co20" table:default-cell-style-name="ce71"/>
        <table:table-row table:style-name="ro1">
          <table:table-cell office:value-type="string">
            <text:p>CD</text:p>
          </table:table-cell>
          <table:table-cell table:style-name="ce72" office:value-type="string">
            <text:p>Yn Doc</text:p>
          </table:table-cell>
          <table:table-cell table:style-name="ce74" office:value-type="string">
            <text:p>ENG</text:p>
          </table:table-cell>
          <table:table-cell table:style-name="ce76" office:value-type="string">
            <text:p>DIC ENG</text:p>
          </table:table-cell>
          <table:table-cell table:style-name="ce76" office:value-type="string">
            <text:p>EX</text:p>
          </table:table-cell>
          <table:table-cell table:style-name="ce92" office:value-type="string">
            <text:p>NEW</text:p>
          </table:table-cell>
          <table:table-cell office:value-type="string">
            <text:p>C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table:style-name="ce75" office:value-type="string">
            <text:p>both</text:p>
          </table:table-cell>
          <table:table-cell table:formula="of:=VLOOKUP([.B2];[W3.C$1:W3.D$120];2;0)" office:value-type="string" office:string-value="both">
            <text:p>both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ku</text:p>
          </table:table-cell>
          <table:table-cell table:style-name="ce75" office:value-type="string">
            <text:p>now</text:p>
          </table:table-cell>
          <table:table-cell table:formula="of:=VLOOKUP([.B3];[W3.C$1:W3.D$120];2;0)" office:value-type="string" office:string-value="now">
            <text:p>now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table:formula="of:=VLOOKUP([.B4];[W3.C$1:W3.D$120];2;0)" office:value-type="string" office:string-value="just">
            <text:p>just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table:formula="of:=VLOOKUP([.B5];[W3.C$1:W3.D$120];2;0)" office:value-type="string" office:string-value="yes">
            <text:p>yes</text:p>
          </table:table-cell>
          <table:table-cell/>
          <table:table-cell office:value-type="string">
            <text:p>as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table:formula="of:=VLOOKUP([.B6];[W3.C$1:W3.D$120];2;0)" office:value-type="string" office:string-value="before">
            <text:p>befor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table:formula="of:=VLOOKUP([.B7];[W3.C$1:W3.D$120];2;0)" office:value-type="string" office:string-value="on">
            <text:p>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table:formula="of:=VLOOKUP([.B8];[W3.C$1:W3.D$120];2;0)" office:value-type="string" office:string-value="off">
            <text:p>off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table:formula="of:=VLOOKUP([.B9];[W3.C$1:W3.D$120];2;0)" office:value-type="string" office:string-value="out">
            <text:p>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xa</text:p>
          </table:table-cell>
          <table:table-cell office:value-type="string">
            <text:p>correct (right)</text:p>
          </table:table-cell>
          <table:table-cell table:formula="of:=VLOOKUP([.B10];[W3.C$1:W3.D$120];2;0)" office:value-type="string" office:string-value="correct">
            <text:p>correct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at, by</text:p>
          </table:table-cell>
          <table:table-cell table:formula="of:=VLOOKUP([.B11];[W3.C$1:W3.D$120];2;0)" office:value-type="string" office:string-value="by">
            <text:p>by</text:p>
          </table:table-cell>
          <table:table-cell/>
          <table:table-cell office:value-type="string">
            <text:p>b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l</text:p>
          </table:table-cell>
          <table:table-cell office:value-type="string">
            <text:p>because</text:p>
          </table:table-cell>
          <table:table-cell table:formula="of:=VLOOKUP([.B12];[W3.C$1:W3.D$120];2;0)" office:value-type="string" office:string-value="because">
            <text:p>because</text:p>
          </table:table-cell>
          <table:table-cell/>
          <table:table-cell office:value-type="string">
            <text:p>v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table:formula="of:=VLOOKUP([.B13];[W3.C$1:W3.D$120];2;0)" office:value-type="string" office:string-value="across">
            <text:p>across</text:p>
          </table:table-cell>
          <table:table-cell/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table:formula="of:=VLOOKUP([.B14];[W3.C$1:W3.D$120];2;0)" office:value-type="string" office:string-value="but">
            <text:p>but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table:formula="of:=VLOOKUP([.B15];[W3.C$1:W3.D$120];2;0)" office:value-type="string" office:string-value="then">
            <text:p>then</text:p>
          </table:table-cell>
          <table:table-cell/>
          <table:table-cell office:value-type="string">
            <text:p>de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table:formula="of:=VLOOKUP([.B16];[W3.C$1:W3.D$120];2;0)" office:value-type="string" office:string-value="there">
            <text:p>there</text:p>
          </table:table-cell>
          <table:table-cell table:style-name="ce79" office:value-type="string">
            <text:p>ibi</text:p>
          </table:table-cell>
          <table:table-cell office:value-type="string">
            <text:p>yb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about</text:p>
          </table:table-cell>
          <table:table-cell table:formula="of:=VLOOKUP([.B17];[W3.C$1:W3.D$120];2;0)" office:value-type="float" office:value="0">
            <text:p>#N/A</text:p>
          </table:table-cell>
          <table:table-cell table:style-name="ce79" office:value-type="string">
            <text:p>nah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</text:p>
          </table:table-cell>
          <table:table-cell office:value-type="string">
            <text:p>of the</text:p>
          </table:table-cell>
          <table:table-cell table:formula="of:=VLOOKUP([.B18];[W3.C$1:W3.D$120];2;0)" office:value-type="float" office:value="0">
            <text:p>#N/A</text:p>
          </table:table-cell>
          <table:table-cell table:style-name="ce79" office:value-type="string">
            <text:p>de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t</text:p>
          </table:table-cell>
          <table:table-cell office:value-type="string">
            <text:p>must</text:p>
          </table:table-cell>
          <table:table-cell table:formula="of:=VLOOKUP([.B19];[W3.C$1:W3.D$120];2;0)" office:value-type="float" office:value="0">
            <text:p>#N/A</text:p>
          </table:table-cell>
          <table:table-cell/>
          <table:table-cell office:value-type="string">
            <text:p>m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table:formula="of:=VLOOKUP([.B20];[W3.C$1:W3.D$120];2;0)" office:value-type="string" office:string-value="through">
            <text:p>through</text:p>
          </table:table-cell>
          <table:table-cell/>
          <table:table-cell office:value-type="string">
            <text:p>tru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s</text:p>
          </table:table-cell>
          <table:table-cell office:value-type="string">
            <text:p>thus</text:p>
          </table:table-cell>
          <table:table-cell table:formula="of:=VLOOKUP([.B21];[W3.C$1:W3.D$120];2;0)" office:value-type="float" office:value="0">
            <text:p>#N/A</text:p>
          </table:table-cell>
          <table:table-cell table:style-name="ce79" office:value-type="string">
            <text:p>den</text:p>
          </table:table-cell>
          <table:table-cell office:value-type="string">
            <text:p>du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table:formula="of:=VLOOKUP([.B22];[W3.C$1:W3.D$120];2;0)" office:value-type="string" office:string-value="still">
            <text:p>still</text:p>
          </table:table-cell>
          <table:table-cell/>
          <table:table-cell office:value-type="string">
            <text:p>yk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ta</text:p>
          </table:table-cell>
          <table:table-cell office:value-type="string">
            <text:p>and</text:p>
          </table:table-cell>
          <table:table-cell table:formula="of:=VLOOKUP([.B23];[W3.C$1:W3.D$120];2;0)" office:value-type="string" office:string-value="also">
            <text:p>also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b</text:p>
          </table:table-cell>
          <table:table-cell office:value-type="string">
            <text:p>may not</text:p>
          </table:table-cell>
          <table:table-cell table:formula="of:=VLOOKUP([.B24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table:formula="of:=VLOOKUP([.B25];[W3.C$1:W3.D$120];2;0)" office:value-type="string" office:string-value="between">
            <text:p>betwee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t</text:p>
          </table:table-cell>
          <table:table-cell office:value-type="string">
            <text:p>well</text:p>
          </table:table-cell>
          <table:table-cell table:formula="of:=VLOOKUP([.B26];[W3.C$1:W3.D$120];2;0)" office:value-type="float" office:value="0">
            <text:p>#N/A</text:p>
          </table:table-cell>
          <table:table-cell table:style-name="ce79" office:value-type="string">
            <text:p>bono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table:formula="of:=VLOOKUP([.B27];[W3.C$1:W3.D$120];2;0)" office:value-type="string" office:string-value="here">
            <text:p>here</text:p>
          </table:table-cell>
          <table:table-cell/>
          <table:table-cell office:value-type="string">
            <text:p>hyr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table:formula="of:=VLOOKUP([.B28];[W3.C$1:W3.D$120];2;0)" office:value-type="string" office:string-value="down">
            <text:p>dow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an</text:p>
          </table:table-cell>
          <table:table-cell office:value-type="string">
            <text:p>not</text:p>
          </table:table-cell>
          <table:table-cell table:formula="of:=VLOOKUP([.B29];[W3.C$1:W3.D$120];2;0)" office:value-type="float" office:value="0">
            <text:p>#N/A</text:p>
          </table:table-cell>
          <table:table-cell/>
          <table:table-cell office:value-type="string">
            <text:p>kat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z</text:p>
          </table:table-cell>
          <table:table-cell office:value-type="string">
            <text:p>case</text:p>
          </table:table-cell>
          <table:table-cell table:formula="of:=VLOOKUP([.B30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table:formula="of:=VLOOKUP([.B31];[W3.C$1:W3.D$120];2;0)" office:value-type="string" office:string-value="with">
            <text:p>with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beside,nextto</text:p>
          </table:table-cell>
          <table:table-cell table:formula="of:=VLOOKUP([.B32];[W3.C$1:W3.D$120];2;0)" office:value-type="string" office:string-value="nextto">
            <text:p>nextto</text:p>
          </table:table-cell>
          <table:table-cell/>
          <table:table-cell office:value-type="string">
            <text:p>ko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ot</text:p>
          </table:table-cell>
          <table:table-cell office:value-type="string">
            <text:p>next to</text:p>
          </table:table-cell>
          <table:table-cell table:formula="of:=VLOOKUP([.B33];[W3.C$1:W3.D$120];2;0)" office:value-type="string" office:string-value="nextto">
            <text:p>nextto</text:p>
          </table:table-cell>
          <table:table-cell/>
          <table:table-cell office:value-type="string">
            <text:p>eq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um</text:p>
          </table:table-cell>
          <table:table-cell office:value-type="string">
            <text:p>as</text:p>
          </table:table-cell>
          <table:table-cell table:formula="of:=VLOOKUP([.B34];[W3.C$1:W3.D$120];2;0)" office:value-type="float" office:value="0">
            <text:p>#N/A</text:p>
          </table:table-cell>
          <table:table-cell table:style-name="ce79" office:value-type="string">
            <text:p>kum</text:p>
          </table:table-cell>
          <table:table-cell office:value-type="string">
            <text:p>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table:formula="of:=VLOOKUP([.B35];[W3.C$1:W3.D$120];2;0)" office:value-type="string" office:string-value="like">
            <text:p>like</text:p>
          </table:table-cell>
          <table:table-cell table:style-name="ce81" office:value-type="string">
            <text:p>kum</text:p>
          </table:table-cell>
          <table:table-cell office:value-type="string">
            <text:p>sy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g</text:p>
          </table:table-cell>
          <table:table-cell office:value-type="string">
            <text:p>along</text:p>
          </table:table-cell>
          <table:table-cell table:formula="of:=VLOOKUP([.B36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table:formula="of:=VLOOKUP([.B37];[W3.C$1:W3.D$120];2;0)" office:value-type="string" office:string-value="far">
            <text:p>fa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m</text:p>
          </table:table-cell>
          <table:table-cell office:value-type="string">
            <text:p>same</text:p>
          </table:table-cell>
          <table:table-cell table:formula="of:=VLOOKUP([.B38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y</text:p>
          </table:table-cell>
          <table:table-cell office:value-type="string">
            <text:p>may</text:p>
          </table:table-cell>
          <table:table-cell table:formula="of:=VLOOKUP([.B39];[W3.C$1:W3.D$120];2;0)" office:value-type="float" office:value="0">
            <text:p>#N/A</text:p>
          </table:table-cell>
          <table:table-cell table:style-name="ce79" office:value-type="string">
            <text:p>pwo</text:p>
          </table:table-cell>
          <table:table-cell office:value-type="string">
            <text:p>pwo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,close by</text:p>
          </table:table-cell>
          <table:table-cell table:formula="of:=VLOOKUP([.B40];[W3.C$1:W3.D$120];2;0)" office:value-type="string" office:string-value="close">
            <text:p>clos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r</text:p>
          </table:table-cell>
          <table:table-cell office:value-type="string">
            <text:p>neither</text:p>
          </table:table-cell>
          <table:table-cell table:formula="of:=VLOOKUP([.B41];[W3.C$1:W3.D$120];2;0)" office:value-type="float" office:value="0">
            <text:p>#N/A</text:p>
          </table:table-cell>
          <table:table-cell/>
          <table:table-cell office:value-type="string">
            <text:p>nyq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table:formula="of:=VLOOKUP([.B42];[W3.C$1:W3.D$120];2;0)" office:value-type="string" office:string-value="beside">
            <text:p>beside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be</text:p>
          </table:table-cell>
          <table:table-cell office:value-type="string">
            <text:p>above, up</text:p>
          </table:table-cell>
          <table:table-cell table:formula="of:=VLOOKUP([.B43];[W3.C$1:W3.D$120];2;0)" office:value-type="string" office:string-value="up">
            <text:p>up</text:p>
          </table:table-cell>
          <table:table-cell/>
          <table:table-cell office:value-type="string">
            <text:p>ov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table:formula="of:=VLOOKUP([.B44];[W3.C$1:W3.D$120];2;0)" office:value-type="string" office:string-value="or">
            <text:p>or</text:p>
          </table:table-cell>
          <table:table-cell/>
          <table:table-cell office:value-type="string">
            <text:p>od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table:formula="of:=VLOOKUP([.B45];[W3.C$1:W3.D$120];2;0)" office:value-type="string" office:string-value="every">
            <text:p>every</text:p>
          </table:table-cell>
          <table:table-cell/>
          <table:table-cell office:value-type="string">
            <text:p>om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table:formula="of:=VLOOKUP([.B46];[W3.C$1:W3.D$120];2;0)" office:value-type="string" office:string-value="any">
            <text:p>any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table:formula="of:=VLOOKUP([.B47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t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to</text:p>
          </table:table-cell>
          <table:table-cell office:value-type="string">
            <text:p>Onto</text:p>
          </table:table-cell>
          <table:table-cell table:formula="of:=VLOOKUP([.B48];[W3.C$1:W3.D$120];2;0)" office:value-type="string" office:string-value="else">
            <text:p>else</text:p>
          </table:table-cell>
          <table:table-cell office:value-type="string">
            <text:p>?</text:p>
          </table:table-cell>
          <table:table-cell office:value-type="string">
            <text:p>onu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string">
            <text:p>out</text:p>
          </table:table-cell>
          <table:table-cell table:formula="of:=VLOOKUP([.B49];[W3.C$1:W3.D$120];2;0)" office:value-type="float" office:value="0">
            <text:p>#N/A</text:p>
          </table:table-cell>
          <table:table-cell table:style-name="ce79" office:value-type="string">
            <text:p>aut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outside</text:p>
          </table:table-cell>
          <table:table-cell table:formula="of:=VLOOKUP([.B50];[W3.C$1:W3.D$120];2;0)" office:value-type="float" office:value="0">
            <text:p>#N/A</text:p>
          </table:table-cell>
          <table:table-cell table:style-name="ce79" office:value-type="string">
            <text:p>fora</text:p>
          </table:table-cell>
          <table:table-cell office:value-type="string">
            <text:p>foa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vy</text:p>
          </table:table-cell>
          <table:table-cell office:value-type="string">
            <text:p>End,Over</text:p>
          </table:table-cell>
          <table:table-cell table:formula="of:=VLOOKUP([.B51];[W3.C$1:W3.D$120];2;0)" office:value-type="string" office:string-value="over">
            <text:p>over</text:p>
          </table:table-cell>
          <table:table-cell/>
          <table:table-cell office:value-type="string">
            <text:p>e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zo</text:p>
          </table:table-cell>
          <table:table-cell office:value-type="string">
            <text:p>Over the</text:p>
          </table:table-cell>
          <table:table-cell table:formula="of:=VLOOKUP([.B52];[W3.C$1:W3.D$120];2;0)" office:value-type="string" office:string-value="overthe">
            <text:p>overthe</text:p>
          </table:table-cell>
          <table:table-cell/>
          <table:table-cell office:value-type="string">
            <text:p>oz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r</text:p>
          </table:table-cell>
          <table:table-cell office:value-type="string">
            <text:p>Through/by</text:p>
          </table:table-cell>
          <table:table-cell table:formula="of:=VLOOKUP([.B53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</text:p>
          </table:table-cell>
          <table:table-cell office:value-type="string">
            <text:p>across</text:p>
          </table:table-cell>
          <table:table-cell table:formula="of:=VLOOKUP([.B54];[W3.C$1:W3.D$120];2;0)" office:value-type="float" office:value="0">
            <text:p>#N/A</text:p>
          </table:table-cell>
          <table:table-cell table:style-name="ce79" office:value-type="string">
            <text:p>cro</text:p>
          </table:table-cell>
          <table:table-cell office:value-type="string">
            <text:p>kr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table:formula="of:=VLOOKUP([.B55];[W3.C$1:W3.D$120];2;0)" office:value-type="string" office:string-value="behind">
            <text:p>behin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table:formula="of:=VLOOKUP([.B56];[W3.C$1:W3.D$120];2;0)" office:value-type="string" office:string-value="after">
            <text:p>after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uo</text:p>
          </table:table-cell>
          <table:table-cell office:value-type="string">
            <text:p>can</text:p>
          </table:table-cell>
          <table:table-cell table:formula="of:=VLOOKUP([.B57];[W3.C$1:W3.D$120];2;0)" office:value-type="float" office:value="0">
            <text:p>#N/A</text:p>
          </table:table-cell>
          <table:table-cell/>
          <table:table-cell office:value-type="string">
            <text:p>pw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table:formula="of:=VLOOKUP([.B58];[W3.C$1:W3.D$120];2;0)" office:value-type="string" office:string-value="please">
            <text:p>pleas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uc</text:p>
          </table:table-cell>
          <table:table-cell office:value-type="string">
            <text:p>Back</text:p>
          </table:table-cell>
          <table:table-cell table:formula="of:=VLOOKUP([.B59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om</text:p>
          </table:table-cell>
          <table:table-cell office:value-type="string">
            <text:p>some</text:p>
          </table:table-cell>
          <table:table-cell table:formula="of:=VLOOKUP([.B60];[W3.C$1:W3.D$120];2;0)" office:value-type="string" office:string-value="some">
            <text:p>some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op</text:p>
          </table:table-cell>
          <table:table-cell office:value-type="string">
            <text:p>Stop</text:p>
          </table:table-cell>
          <table:table-cell table:formula="of:=VLOOKUP([.B61];[W3.C$1:W3.D$120];2;0)" office:value-type="float" office:value="0">
            <text:p>#N/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under,beneath,below</text:p>
          </table:table-cell>
          <table:table-cell table:formula="of:=VLOOKUP([.B62];[W3.C$1:W3.D$120];2;0)" office:value-type="string" office:string-value="beneath">
            <text:p>beneath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office:value-type="string">
            <text:p>about</text:p>
          </table:table-cell>
          <table:table-cell table:formula="of:=VLOOKUP([.B63];[W3.C$1:W3.D$120];2;0)" office:value-type="string" office:string-value="about">
            <text:p>abou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table:formula="of:=VLOOKUP([.B64];[W3.C$1:W3.D$120];2;0)" office:value-type="string" office:string-value="up">
            <text:p>u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f</text:p>
          </table:table-cell>
          <table:table-cell office:value-type="string">
            <text:p>if</text:p>
          </table:table-cell>
          <table:table-cell table:formula="of:=VLOOKUP([.B65];[W3.C$1:W3.D$120];2;0)" office:value-type="float" office:value="0">
            <text:p>#N/A</text:p>
          </table:table-cell>
          <table:table-cell table:style-name="ce79" office:value-type="string">
            <text:p>syf</text:p>
          </table:table-cell>
          <table:table-cell office:value-type="string">
            <text:p>ven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l</text:p>
          </table:table-cell>
          <table:table-cell office:value-type="string">
            <text:p>maybe</text:p>
          </table:table-cell>
          <table:table-cell table:formula="of:=VLOOKUP([.B66];[W3.C$1:W3.D$120];2;0)" office:value-type="float" office:value="0">
            <text:p>#N/A</text:p>
          </table:table-cell>
          <table:table-cell/>
          <table:table-cell office:value-type="string">
            <text:p>pua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table:formula="of:=VLOOKUP([.B67];[W3.C$1:W3.D$120];2;0)" office:value-type="string" office:string-value="so">
            <text:p>so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</text:p>
          </table:table-cell>
          <table:table-cell office:value-type="string">
            <text:p>on top</text:p>
          </table:table-cell>
          <table:table-cell table:formula="of:=VLOOKUP([.B68];[W3.C$1:W3.D$120];2;0)" office:value-type="string" office:string-value="top">
            <text:p>top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r</text:p>
          </table:table-cell>
          <table:table-cell office:value-type="string">
            <text:p>back to</text:p>
          </table:table-cell>
          <table:table-cell table:formula="of:=VLOOKUP([.B69];[W3.C$1:W3.D$120];2;0)" office:value-type="string" office:string-value="backto">
            <text:p>backto</text:p>
          </table:table-cell>
          <table:table-cell/>
          <table:table-cell office:value-type="string">
            <text:p>bak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table:formula="of:=VLOOKUP([.B70];[W3.C$1:W3.D$120];2;0)" office:value-type="string" office:string-value="for">
            <text:p>for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table:formula="of:=VLOOKUP([.B71];[W3.C$1:W3.D$120];2;0)" office:value-type="string" office:string-value="towards">
            <text:p>towards</text:p>
          </table:table-cell>
          <table:table-cell table:style-name="ce79" office:value-type="string">
            <text:p>tsu</text:p>
          </table:table-cell>
          <table:table-cell office:value-type="string">
            <text:p>cum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table:formula="of:=VLOOKUP([.B72];[W3.C$1:W3.D$120];2;0)" office:value-type="string" office:string-value="above">
            <text:p>above</text:p>
          </table:table-cell>
          <table:table-cell/>
          <table:table-cell office:value-type="string">
            <text:p>ub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table:formula="of:=VLOOKUP([.B73];[W3.C$1:W3.D$120];2;0)" office:value-type="string" office:string-value="where">
            <text:p>where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el</text:p>
          </table:table-cell>
          <table:table-cell office:value-type="string">
            <text:p>or</text:p>
          </table:table-cell>
          <table:table-cell table:formula="of:=VLOOKUP([.B74];[W3.C$1:W3.D$120];2;0)" office:value-type="float" office:value="0">
            <text:p>#N/A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table:formula="of:=VLOOKUP([.B75];[W3.C$1:W3.D$120];2;0)" office:value-type="string" office:string-value="around">
            <text:p>aroun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una</text:p>
          </table:table-cell>
          <table:table-cell office:value-type="string">
            <text:p>one,an</text:p>
          </table:table-cell>
          <table:table-cell table:formula="of:=VLOOKUP([.B76];[W3.C$1:W3.D$120];2;0)" office:value-type="string" office:string-value="an">
            <text:p>an</text:p>
          </table:table-cell>
          <table:table-cell table:number-columns-repeated="2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table:formula="of:=VLOOKUP([.B77];[W3.C$1:W3.D$120];2;0)" office:value-type="string" office:string-value="why">
            <text:p>why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table:formula="of:=VLOOKUP([.B78];[W3.C$1:W3.D$120];2;0)" office:value-type="string" office:string-value="when">
            <text:p>when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 From</text:p>
          </table:table-cell>
          <table:table-cell table:formula="of:=VLOOKUP([.B79];[W3.C$1:W3.D$120];2;0)" office:value-type="string" office:string-value="away">
            <text:p>awa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office:value-type="string">
            <text:p>from</text:p>
          </table:table-cell>
          <table:table-cell table:formula="of:=VLOOKUP([.B80];[W3.C$1:W3.D$120];2;0)" office:value-type="string" office:string-value="from">
            <text:p>from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prior,in front of</text:p>
          </table:table-cell>
          <table:table-cell table:formula="of:=VLOOKUP([.B81];[W3.C$1:W3.D$120];2;0)" office:value-type="string" office:string-value="front">
            <text:p>fron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ya</text:p>
          </table:table-cell>
          <table:table-cell office:value-type="string">
            <text:p>via</text:p>
          </table:table-cell>
          <table:table-cell table:formula="of:=VLOOKUP([.B82];[W3.C$1:W3.D$120];2;0)" office:value-type="string" office:string-value="via">
            <text:p>via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yr</text:p>
          </table:table-cell>
          <table:table-cell office:value-type="string">
            <text:p>while</text:p>
          </table:table-cell>
          <table:table-cell table:formula="of:=VLOOKUP([.B83];[W3.C$1:W3.D$120];2;0)" office:value-type="float" office:value="0">
            <text:p>#N/A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yet</text:p>
          </table:table-cell>
          <table:table-cell table:formula="of:=VLOOKUP([.B84];[W3.C$1:W3.D$120];2;0)" office:value-type="string" office:string-value="yet">
            <text:p>ye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table:formula="of:=VLOOKUP([.B85];[W3.C$1:W3.D$120];2;0)" office:value-type="string" office:string-value="into">
            <text:p>into</text:p>
          </table:table-cell>
          <table:table-cell/>
          <table:table-cell office:value-type="string">
            <text:p>yn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ny</text:p>
          </table:table-cell>
          <table:table-cell office:value-type="string">
            <text:p>inside</text:p>
          </table:table-cell>
          <table:table-cell table:formula="of:=VLOOKUP([.B86];[W3.C$1:W3.D$120];2;0)" office:value-type="float" office:value="0">
            <text:p>#N/A</text:p>
          </table:table-cell>
          <table:table-cell/>
          <table:table-cell office:value-type="string">
            <text:p>ysa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table:formula="of:=VLOOKUP([.B87];[W3.C$1:W3.D$120];2;0)" office:value-type="string" office:string-value="shall">
            <text:p>shall</text:p>
          </table:table-cell>
          <table:table-cell/>
          <table:table-cell office:value-type="string">
            <text:p>xal</text:p>
          </table:table-cell>
          <table:table-cell office:value-type="float" office:value="4">
            <text:p>4</text:p>
          </table:table-cell>
        </table:table-row>
      </table:table>
      <table:table table:name="DEC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ce2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5" table:default-cell-style-name="Default"/>
        <table:table-row table:style-name="ro1">
          <table:table-cell table:style-name="ce12" office:value-type="string">
            <text:p>Lojban</text:p>
          </table:table-cell>
          <table:table-cell table:style-name="ce15" office:value-type="string">
            <text:p>CD</text:p>
          </table:table-cell>
          <table:table-cell table:style-name="ce12" office:value-type="string">
            <text:p>MAJ</text:p>
          </table:table-cell>
          <table:table-cell table:style-name="ce18" office:value-type="string">
            <text:p>English</text:p>
          </table:table-cell>
          <table:table-cell table:style-name="ce23" office:value-type="string">
            <text:p>Synonim</text:p>
          </table:table-cell>
          <table:table-cell table:style-name="ce23" office:value-type="string">
            <text:p>Spanish</text:p>
          </table:table-cell>
          <table:table-cell table:style-name="ce23" office:value-type="string">
            <text:p>Franch</text:p>
          </table:table-cell>
          <table:table-cell table:style-name="ce23" office:value-type="string">
            <text:p>Italian</text:p>
          </table:table-cell>
          <table:table-cell table:style-name="ce26" table:number-columns-repeated="1015"/>
        </table:table-row>
        <table:table-row table:style-name="ro1">
          <table:table-cell table:style-name="ce13" office:value-type="string">
            <text:p>**7.4</text:p>
          </table:table-cell>
          <table:table-cell table:style-name="ce15" office:value-type="float" office:value="8">
            <text:p>8</text:p>
          </table:table-cell>
          <table:table-cell table:style-name="ce12" office:value-type="string">
            <text:p>deka</text:p>
          </table:table-cell>
          <table:table-cell table:style-name="ce19" office:value-type="string">
            <text:p>exponents</text:p>
          </table:table-cell>
          <table:table-cell table:style-name="ce13"/>
          <table:table-cell table:style-name="ce25" office:value-type="string">
            <text:p>exponentes de 0</text:p>
          </table:table-cell>
          <table:table-cell table:style-name="ce25" office:value-type="string">
            <text:p>exposants de 0</text:p>
          </table:table-cell>
          <table:table-cell table:style-name="ce25" office:value-type="string">
            <text:p>esponenti di 0</text:p>
          </table:table-cell>
          <table:table-cell table:style-name="ce26" table:number-columns-repeated="1015"/>
        </table:table-row>
        <table:table-row table:style-name="ro1">
          <table:table-cell table:style-name="ce14" office:value-type="string">
            <text:p>dek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deka</text:p>
          </table:table-cell>
          <table:table-cell table:style-name="ce26" office:value-type="string">
            <text:p>0 métricas "deka"</text:p>
          </table:table-cell>
          <table:table-cell table:style-name="ce26" office:value-type="string">
            <text:p>0 métriques «deka»</text:p>
          </table:table-cell>
          <table:table-cell table:style-name="ce26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c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hecto</text:p>
          </table:table-cell>
          <table:table-cell table:style-name="ce26" office:value-type="string">
            <text:p>00 métricas "hecto"</text:p>
          </table:table-cell>
          <table:table-cell table:style-name="ce26" office:value-type="string">
            <text:p>00 ‘hecto’</text:p>
          </table:table-cell>
          <table:table-cell table:style-name="ce26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kil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kilo</text:p>
          </table:table-cell>
          <table:table-cell table:style-name="ce26" office:value-type="string">
            <text:p>000 ‘kilo’ métrico</text:p>
          </table:table-cell>
          <table:table-cell table:style-name="ce26" office:value-type="string">
            <text:p>000 kilos</text:p>
          </table:table-cell>
          <table:table-cell table:style-name="ce26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e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ega</text:p>
          </table:table-cell>
          <table:table-cell table:style-name="ce26" office:value-type="string">
            <text:p>Emétrica "mega"</text:p>
          </table:table-cell>
          <table:table-cell table:style-name="ce26" office:value-type="string">
            <text:p>e«métrique»</text:p>
          </table:table-cell>
          <table:table-cell table:style-name="ce26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igd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giga</text:p>
          </table:table-cell>
          <table:table-cell table:style-name="ce26" office:value-type="string">
            <text:p>E9 métrica "giga"</text:p>
          </table:table-cell>
          <table:table-cell table:style-name="ce26" office:value-type="string">
            <text:p>e9 métrique «giga»</text:p>
          </table:table-cell>
          <table:table-cell table:style-name="ce26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tert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tera</text:p>
          </table:table-cell>
          <table:table-cell table:style-name="ce26" office:value-type="string">
            <text:p>E métrica "tera"</text:p>
          </table:table-cell>
          <table:table-cell table:style-name="ce26" office:value-type="string">
            <text:p>e métrique «tera»</text:p>
          </table:table-cell>
          <table:table-cell table:style-name="ce26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et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5</text:p>
          </table:table-cell>
          <table:table-cell table:style-name="ce24" office:value-type="string">
            <text:p>peta</text:p>
          </table:table-cell>
          <table:table-cell table:style-name="ce26" office:value-type="string">
            <text:p>Emétrica "peta"</text:p>
          </table:table-cell>
          <table:table-cell table:style-name="ce26" office:value-type="string">
            <text:p>e«peta» métrique</text:p>
          </table:table-cell>
          <table:table-cell table:style-name="ce26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exs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8</text:p>
          </table:table-cell>
          <table:table-cell table:style-name="ce24" office:value-type="string">
            <text:p>exa</text:p>
          </table:table-cell>
          <table:table-cell table:style-name="ce26" office:value-type="string">
            <text:p>E8 métrica "exa"</text:p>
          </table:table-cell>
          <table:table-cell table:style-name="ce26" office:value-type="string">
            <text:p>e8 métrique «exa»</text:p>
          </table:table-cell>
          <table:table-cell table:style-name="ce26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</text:p>
          </table:table-cell>
          <table:table-cell table:style-name="ce24" office:value-type="string">
            <text:p>zetta</text:p>
          </table:table-cell>
          <table:table-cell table:style-name="ce26" office:value-type="string">
            <text:p>E ‘zetta’</text:p>
          </table:table-cell>
          <table:table-cell table:number-columns-repeated="2" table:style-name="ce26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tro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+04</text:p>
          </table:table-cell>
          <table:table-cell table:style-name="ce24" office:value-type="string">
            <text:p>yotta</text:p>
          </table:table-cell>
          <table:table-cell table:style-name="ce26" office:value-type="string">
            <text:p>E"yotta"</text:p>
          </table:table-cell>
          <table:table-cell table:style-name="ce26" office:value-type="string">
            <text:p>e«yotta»</text:p>
          </table:table-cell>
          <table:table-cell table:style-name="ce26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de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deci</text:p>
          </table:table-cell>
          <table:table-cell table:style-name="ce26" office:value-type="string">
            <text:p>. métrica "deci"</text:p>
          </table:table-cell>
          <table:table-cell table:style-name="ce26" office:value-type="string">
            <text:p>. métrique «déci»</text:p>
          </table:table-cell>
          <table:table-cell table:style-name="ce26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cen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centi</text:p>
          </table:table-cell>
          <table:table-cell table:style-name="ce26" office:value-type="string">
            <text:p>.0 métrico "centi"</text:p>
          </table:table-cell>
          <table:table-cell table:style-name="ce26" office:value-type="string">
            <text:p>0,0 métrique</text:p>
          </table:table-cell>
          <table:table-cell table:style-name="ce26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l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style-name="ce24" office:value-type="string">
            <text:p>milli</text:p>
          </table:table-cell>
          <table:table-cell table:style-name="ce26" office:value-type="string">
            <text:p>.00 métrica "milli"</text:p>
          </table:table-cell>
          <table:table-cell table:style-name="ce26" office:value-type="string">
            <text:p>0,00 métrique</text:p>
          </table:table-cell>
          <table:table-cell table:style-name="ce26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mikr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micro</text:p>
          </table:table-cell>
          <table:table-cell table:style-name="ce26" office:value-type="string">
            <text:p>E-métrica "micro"</text:p>
          </table:table-cell>
          <table:table-cell table:style-name="ce26" office:value-type="string">
            <text:p>e-métrique «micro»</text:p>
          </table:table-cell>
          <table:table-cell table:style-name="ce26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nanv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nano</text:p>
          </table:table-cell>
          <table:table-cell table:style-name="ce26" office:value-type="string">
            <text:p>E-9 métrica "nano"</text:p>
          </table:table-cell>
          <table:table-cell table:style-name="ce26" office:value-type="string">
            <text:p>e-9 métrique «nano»</text:p>
          </table:table-cell>
          <table:table-cell table:style-name="ce26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pi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float" office:value="0">
            <text:p>0.00E+000</text:p>
          </table:table-cell>
          <table:table-cell table:style-name="ce24" office:value-type="string">
            <text:p>pico</text:p>
          </table:table-cell>
          <table:table-cell table:style-name="ce26" office:value-type="string">
            <text:p>E- métrica "pico"</text:p>
          </table:table-cell>
          <table:table-cell table:style-name="ce26" office:value-type="string">
            <text:p>e- métrique «pico»</text:p>
          </table:table-cell>
          <table:table-cell table:style-name="ce26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fem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5</text:p>
          </table:table-cell>
          <table:table-cell table:style-name="ce24" office:value-type="string">
            <text:p>femto</text:p>
          </table:table-cell>
          <table:table-cell table:style-name="ce26" office:value-type="string">
            <text:p>E-métrica "femto"</text:p>
          </table:table-cell>
          <table:table-cell table:style-name="ce26" office:value-type="string">
            <text:p>e-«femto» métrique</text:p>
          </table:table-cell>
          <table:table-cell table:style-name="ce26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xats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8</text:p>
          </table:table-cell>
          <table:table-cell table:style-name="ce24" office:value-type="string">
            <text:p>atto</text:p>
          </table:table-cell>
          <table:table-cell table:style-name="ce26" office:value-type="string">
            <text:p>E-8 métrica "atto"</text:p>
          </table:table-cell>
          <table:table-cell table:style-name="ce26" office:value-type="string">
            <text:p>e-8 métrique «atto»</text:p>
          </table:table-cell>
          <table:table-cell table:style-name="ce26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zep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</text:p>
          </table:table-cell>
          <table:table-cell table:style-name="ce24" office:value-type="string">
            <text:p>zepto</text:p>
          </table:table-cell>
          <table:table-cell table:style-name="ce26" office:value-type="string">
            <text:p>E- "zepto"</text:p>
          </table:table-cell>
          <table:table-cell table:number-columns-repeated="2" table:style-name="ce26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14" office:value-type="string">
            <text:p>gocti</text:p>
          </table:table-cell>
          <table:table-cell table:style-name="ce16" office:value-type="float" office:value="8">
            <text:p>8</text:p>
          </table:table-cell>
          <table:table-cell table:style-name="ce17"/>
          <table:table-cell table:style-name="ce21" office:value-type="string">
            <text:p>E-04</text:p>
          </table:table-cell>
          <table:table-cell table:style-name="ce24" office:value-type="string">
            <text:p>yocto</text:p>
          </table:table-cell>
          <table:table-cell table:style-name="ce26" office:value-type="string">
            <text:p>E-"yocto"</text:p>
          </table:table-cell>
          <table:table-cell table:style-name="ce26" office:value-type="string">
            <text:p>e-‘yocto’</text:p>
          </table:table-cell>
          <table:table-cell table:style-name="ce26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2" table:style-name="ta1" table:print="false">
        <table:table-column table:style-name="co2" table:number-columns-repeated="8" table:default-cell-style-name="ce104"/>
        <table:table-row table:style-name="ro1"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l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string">
            <text:p>belong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table:style-name="ce91"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table:style-name="ce83" office:value-type="string">
            <text:p>cu</text:p>
          </table:table-cell>
          <table:table-cell table:style-name="ce85" office:value-type="string">
            <text:p>to</text:p>
          </table:table-cell>
          <table:table-cell table:style-name="ce88" office:value-type="string">
            <text:p>a</text:p>
          </table:table-cell>
          <table:table-cell table:style-name="ce90" office:value-type="string">
            <text:p>vers</text:p>
          </table:table-cell>
          <table:table-cell table:style-name="ce105" office:value-type="string">
            <text:p>per</text:p>
          </table:table-cell>
          <table:table-cell table:style-name="ce106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zu</text:p>
          </table:table-cell>
        </table:table-row>
        <table:table-row table:style-name="ro1">
          <table:table-cell table:style-name="ce82" office:value-type="string">
            <text:p>de</text:p>
          </table:table-cell>
          <table:table-cell table:style-name="ce84" office:value-type="string">
            <text:p>of, by</text:p>
          </table:table-cell>
          <table:table-cell table:style-name="ce87" office:value-type="string">
            <text:p>del</text:p>
          </table:table-cell>
          <table:table-cell table:style-name="ce89" office:value-type="string">
            <text:p>du</text:p>
          </table:table-cell>
          <table:table-cell table:style-name="ce91" office:value-type="string">
            <text:p>del</text:p>
          </table:table-cell>
          <table:table-cell table:style-name="ce93" office:value-type="string">
            <text:p>de</text:p>
          </table:table-cell>
          <table:table-cell table:style-name="ce91" office:value-type="string">
            <text:p>din</text:p>
          </table:table-cell>
          <table:table-cell table:style-name="ce95" office:value-type="string">
            <text:p>des</text:p>
          </table:table-cell>
        </table:table-row>
        <table:table-row table:style-name="ro1">
          <table:table-cell office:value-type="string">
            <text:p>do</text:p>
          </table:table-cell>
          <table:table-cell office:value-type="string">
            <text:p>wish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du</text:p>
          </table:table-cell>
          <table:table-cell table:style-name="ce84" office:value-type="string">
            <text:p>two</text:p>
          </table:table-cell>
          <table:table-cell table:style-name="ce87" office:value-type="string">
            <text:p>dos</text:p>
          </table:table-cell>
          <table:table-cell table:style-name="ce89" office:value-type="string">
            <text:p>deux</text:p>
          </table:table-cell>
          <table:table-cell table:style-name="ce91" office:value-type="string">
            <text:p>due</text:p>
          </table:table-cell>
          <table:table-cell table:style-name="ce93" office:value-type="string">
            <text:p>duo</text:p>
          </table:table-cell>
          <table:table-cell table:style-name="ce91" office:value-type="string">
            <text:p>doi</text:p>
          </table:table-cell>
          <table:table-cell table:style-name="ce95" office:value-type="string">
            <text:p>zwei</text:p>
          </table:table-cell>
        </table:table-row>
        <table:table-row table:style-name="ro1">
          <table:table-cell office:value-type="string">
            <text:p>dy</text:p>
          </table:table-cell>
          <table:table-cell office:value-type="string">
            <text:p>ten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es</text:p>
          </table:table-cell>
          <table:table-cell table:style-name="ce84" office:value-type="string">
            <text:p>be</text:p>
          </table:table-cell>
          <table:table-cell table:number-columns-repeated="6"/>
        </table:table-row>
        <table:table-row table:style-name="ro1">
          <table:table-cell table:style-name="ce31" office:value-type="string">
            <text:p>et</text:p>
          </table:table-cell>
          <table:table-cell table:style-name="Default" office:value-type="string">
            <text:p>forever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fu</text:p>
          </table:table-cell>
          <table:table-cell office:value-type="string">
            <text:p>future</text:p>
          </table:table-cell>
          <table:table-cell table:number-columns-repeated="6"/>
        </table:table-row>
        <table:table-row table:style-name="ro2">
          <table:table-cell table:style-name="ce83" office:value-type="string">
            <text:p>ut</text:p>
          </table:table-cell>
          <table:table-cell table:style-name="ce86" office:value-type="string">
            <text:p>at</text:p>
          </table:table-cell>
          <table:table-cell table:style-name="ce88" office:value-type="string">
            <text:p>para</text:p>
          </table:table-cell>
          <table:table-cell table:style-name="ce90" office:value-type="string">
            <text:p>à</text:p>
          </table:table-cell>
          <table:table-cell table:style-name="ce105" office:value-type="string">
            <text:p>a</text:p>
          </table:table-cell>
          <table:table-cell table:style-name="ce106" office:value-type="string">
            <text:p>ut</text:p>
          </table:table-cell>
          <table:table-cell table:style-name="ce91" office:value-type="string">
            <text:p>la</text:p>
          </table:table-cell>
          <table:table-cell table:style-name="ce96" office:value-type="string">
            <text:p>bei</text:p>
          </table:table-cell>
        </table:table-row>
        <table:table-row table:style-name="ro1">
          <table:table-cell office:value-type="string">
            <text:p>ya</text:p>
          </table:table-cell>
          <table:table-cell office:value-type="string">
            <text:p>now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ka</text:p>
          </table:table-cell>
          <table:table-cell table:style-name="ce84" office:value-type="string">
            <text:p>not</text:p>
          </table:table-cell>
          <table:table-cell table:style-name="ce87" office:value-type="string">
            <text:p>No</text:p>
          </table:table-cell>
          <table:table-cell table:style-name="ce89" office:value-type="string">
            <text:p>non</text:p>
          </table:table-cell>
          <table:table-cell table:style-name="ce91" office:value-type="string">
            <text:p>no</text:p>
          </table:table-cell>
          <table:table-cell table:style-name="ce93" office:value-type="string">
            <text:p>nihil</text:p>
          </table:table-cell>
          <table:table-cell table:style-name="ce91" office:value-type="string">
            <text:p>nu</text:p>
          </table:table-cell>
          <table:table-cell table:style-name="ce95" office:value-type="string">
            <text:p>Nein</text:p>
          </table:table-cell>
        </table:table-row>
        <table:table-row table:style-name="ro1">
          <table:table-cell table:style-name="ce82" office:value-type="string">
            <text:p>ke</text:p>
          </table:table-cell>
          <table:table-cell table:style-name="ce84" office:value-type="string">
            <text:p>what</text:p>
          </table:table-cell>
          <table:table-cell table:style-name="ce87" office:value-type="string">
            <text:p>qué</text:p>
          </table:table-cell>
          <table:table-cell table:style-name="ce89" office:value-type="string">
            <text:p>quoi</text:p>
          </table:table-cell>
          <table:table-cell table:style-name="ce91" office:value-type="string">
            <text:p>che cosa</text:p>
          </table:table-cell>
          <table:table-cell table:style-name="ce93" office:value-type="string">
            <text:p>Quid</text:p>
          </table:table-cell>
          <table:table-cell table:style-name="ce91" office:value-type="string">
            <text:p>ce</text:p>
          </table:table-cell>
          <table:table-cell table:style-name="ce95" office:value-type="string">
            <text:p>Was</text:p>
          </table:table-cell>
        </table:table-row>
        <table:table-row table:style-name="ro1">
          <table:table-cell table:style-name="ce82" office:value-type="string">
            <text:p>ky</text:p>
          </table:table-cell>
          <table:table-cell table:style-name="ce84" office:value-type="string">
            <text:p>who</text:p>
          </table:table-cell>
          <table:table-cell table:style-name="ce87" office:value-type="string">
            <text:p>quien</text:p>
          </table:table-cell>
          <table:table-cell table:style-name="ce89" office:value-type="string">
            <text:p>qui</text:p>
          </table:table-cell>
          <table:table-cell table:style-name="ce91" office:value-type="string">
            <text:p>chi</text:p>
          </table:table-cell>
          <table:table-cell table:style-name="ce93" office:value-type="string">
            <text:p>qui</text:p>
          </table:table-cell>
          <table:table-cell table:style-name="ce91" office:value-type="string">
            <text:p>care</text:p>
          </table:table-cell>
          <table:table-cell table:style-name="ce95" office:value-type="string">
            <text:p>Wer</text:p>
          </table:table-cell>
        </table:table-row>
        <table:table-row table:style-name="ro1">
          <table:table-cell office:value-type="string">
            <text:p>ko</text:p>
          </table:table-cell>
          <table:table-cell office:value-type="string">
            <text:p>which</text:p>
          </table:table-cell>
          <table:table-cell table:number-columns-repeated="6"/>
        </table:table-row>
        <table:table-row table:style-name="ro1">
          <table:table-cell office:value-type="string">
            <text:p>ku</text:p>
          </table:table-cell>
          <table:table-cell office:value-type="string">
            <text:p>how</text:p>
          </table:table-cell>
          <table:table-cell table:number-columns-repeated="6"/>
        </table:table-row>
        <table:table-row table:style-name="ro1">
          <table:table-cell office:value-type="string">
            <text:p>ky</text:p>
          </table:table-cell>
          <table:table-cell office:value-type="string">
            <text:p>who</text:p>
          </table:table-cell>
          <table:table-cell table:number-columns-repeated="6"/>
        </table:table-row>
        <table:table-row table:style-name="ro1">
          <table:table-cell office:value-type="string">
            <text:p>la</text:p>
          </table:table-cell>
          <table:table-cell office:value-type="string">
            <text:p>the</text:p>
          </table:table-cell>
          <table:table-cell table:number-columns-repeated="6"/>
        </table:table-row>
        <table:table-row table:style-name="ro1">
          <table:table-cell office:value-type="string">
            <text:p>le</text:p>
          </table:table-cell>
          <table:table-cell office:value-type="string">
            <text:p>thes</text:p>
          </table:table-cell>
          <table:table-cell table:number-columns-repeated="6"/>
        </table:table-row>
        <table:table-row table:style-name="ro1">
          <table:table-cell office:value-type="string">
            <text:p>l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ma</text:p>
          </table:table-cell>
          <table:table-cell office:value-type="string">
            <text:p>me, mine</text:p>
          </table:table-cell>
          <table:table-cell table:number-columns-repeated="6"/>
        </table:table-row>
        <table:table-row table:style-name="ro1">
          <table:table-cell office:value-type="string">
            <text:p>na</text:p>
          </table:table-cell>
          <table:table-cell office:value-type="string">
            <text:p>us, ours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o</text:p>
          </table:table-cell>
          <table:table-cell table:style-name="ce84" office:value-type="string">
            <text:p>nine</text:p>
          </table:table-cell>
          <table:table-cell table:style-name="ce87" office:value-type="string">
            <text:p>nueve</text:p>
          </table:table-cell>
          <table:table-cell table:style-name="ce89" office:value-type="string">
            <text:p>neuf</text:p>
          </table:table-cell>
          <table:table-cell table:style-name="ce91" office:value-type="string">
            <text:p>nuovo</text:p>
          </table:table-cell>
          <table:table-cell table:style-name="ce93" office:value-type="string">
            <text:p>novum</text:p>
          </table:table-cell>
          <table:table-cell table:style-name="ce91" office:value-type="string">
            <text:p>noua</text:p>
          </table:table-cell>
          <table:table-cell table:style-name="ce95" office:value-type="string">
            <text:p>neu</text:p>
          </table:table-cell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ny</text:p>
          </table:table-cell>
          <table:table-cell table:style-name="ce84" office:value-type="string">
            <text:p>zero, nor</text:p>
          </table:table-cell>
          <table:table-cell table:style-name="ce87" office:value-type="string">
            <text:p>cero</text:p>
          </table:table-cell>
          <table:table-cell table:style-name="ce89" office:value-type="string">
            <text:p>zéro</text:p>
          </table:table-cell>
          <table:table-cell table:style-name="ce91" office:value-type="string">
            <text:p>nulla</text:p>
          </table:table-cell>
          <table:table-cell table:style-name="ce93" office:value-type="string">
            <text:p>null</text:p>
          </table:table-cell>
          <table:table-cell table:style-name="ce91" office:value-type="string">
            <text:p>zero</text:p>
          </table:table-cell>
          <table:table-cell table:style-name="ce95" office:value-type="string">
            <text:p>null</text:p>
          </table:table-cell>
        </table:table-row>
        <table:table-row table:style-name="ro1">
          <table:table-cell table:style-name="ce82" office:value-type="string">
            <text:p>ok</text:p>
          </table:table-cell>
          <table:table-cell table:style-name="ce84" office:value-type="string">
            <text:p>eight</text:p>
          </table:table-cell>
          <table:table-cell table:style-name="ce87" office:value-type="string">
            <text:p>ocho</text:p>
          </table:table-cell>
          <table:table-cell table:style-name="ce89" office:value-type="string">
            <text:p>huit</text:p>
          </table:table-cell>
          <table:table-cell table:style-name="ce91" office:value-type="string">
            <text:p>otto</text:p>
          </table:table-cell>
          <table:table-cell table:style-name="ce93" office:value-type="string">
            <text:p>octo</text:p>
          </table:table-cell>
          <table:table-cell table:style-name="ce91" office:value-type="string">
            <text:p>opta</text:p>
          </table:table-cell>
          <table:table-cell table:style-name="ce95" office:value-type="string">
            <text:p>acht</text:p>
          </table:table-cell>
        </table:table-row>
        <table:table-row table:style-name="ro1">
          <table:table-cell office:value-type="string">
            <text:p>pa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pe</text:p>
          </table:table-cell>
          <table:table-cell table:style-name="ce84" office:value-type="string">
            <text:p>five</text:p>
          </table:table-cell>
          <table:table-cell table:style-name="ce87" office:value-type="string">
            <text:p>cinco</text:p>
          </table:table-cell>
          <table:table-cell table:style-name="ce89" office:value-type="string">
            <text:p>cinq</text:p>
          </table:table-cell>
          <table:table-cell table:style-name="ce91" office:value-type="string">
            <text:p>cinque</text:p>
          </table:table-cell>
          <table:table-cell table:style-name="ce93" office:value-type="string">
            <text:p>quinque</text:p>
          </table:table-cell>
          <table:table-cell table:style-name="ce91" office:value-type="string">
            <text:p>cinci</text:p>
          </table:table-cell>
          <table:table-cell table:style-name="ce95" office:value-type="string">
            <text:p>fünf</text:p>
          </table:table-cell>
        </table:table-row>
        <table:table-row table:style-name="ro1">
          <table:table-cell office:value-type="string">
            <text:p>p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qa</text:p>
          </table:table-cell>
          <table:table-cell office:value-type="string">
            <text:p>for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qu</text:p>
          </table:table-cell>
          <table:table-cell table:style-name="ce84" office:value-type="string">
            <text:p>four</text:p>
          </table:table-cell>
          <table:table-cell table:style-name="ce87" office:value-type="string">
            <text:p>cuatro</text:p>
          </table:table-cell>
          <table:table-cell table:style-name="ce89" office:value-type="string">
            <text:p>quatre</text:p>
          </table:table-cell>
          <table:table-cell table:style-name="ce91" office:value-type="string">
            <text:p>quattro</text:p>
          </table:table-cell>
          <table:table-cell table:style-name="ce93" office:value-type="string">
            <text:p>quattuor</text:p>
          </table:table-cell>
          <table:table-cell table:style-name="ce91" office:value-type="string">
            <text:p>patru</text:p>
          </table:table-cell>
          <table:table-cell table:style-name="ce95" office:value-type="string">
            <text:p>vier</text:p>
          </table:table-cell>
        </table:table-row>
        <table:table-row table:style-name="ro1">
          <table:table-cell table:style-name="ce82" office:value-type="string">
            <text:p>re</text:p>
          </table:table-cell>
          <table:table-cell table:style-name="ce84" office:value-type="string">
            <text:p>three</text:p>
          </table:table-cell>
          <table:table-cell table:style-name="ce87" office:value-type="string">
            <text:p>tres</text:p>
          </table:table-cell>
          <table:table-cell table:style-name="ce89" office:value-type="string">
            <text:p>trois</text:p>
          </table:table-cell>
          <table:table-cell table:style-name="ce91" office:value-type="string">
            <text:p>tre</text:p>
          </table:table-cell>
          <table:table-cell table:style-name="ce93" office:value-type="string">
            <text:p>tribus</text:p>
          </table:table-cell>
          <table:table-cell table:style-name="ce91" office:value-type="string">
            <text:p>trei</text:p>
          </table:table-cell>
          <table:table-cell table:style-name="ce95" office:value-type="string">
            <text:p>drei</text:p>
          </table:table-cell>
        </table:table-row>
        <table:table-row table:style-name="ro1">
          <table:table-cell table:style-name="ce82" office:value-type="string">
            <text:p>se</text:p>
          </table:table-cell>
          <table:table-cell table:style-name="ce84" office:value-type="string">
            <text:p>six</text:p>
          </table:table-cell>
          <table:table-cell table:style-name="ce87" office:value-type="string">
            <text:p>seis</text:p>
          </table:table-cell>
          <table:table-cell table:style-name="ce89" office:value-type="string">
            <text:p>six</text:p>
          </table:table-cell>
          <table:table-cell table:style-name="ce91" office:value-type="string">
            <text:p>sei</text:p>
          </table:table-cell>
          <table:table-cell table:style-name="ce93" office:value-type="string">
            <text:p>sex</text:p>
          </table:table-cell>
          <table:table-cell table:style-name="ce91" office:value-type="string">
            <text:p>sase</text:p>
          </table:table-cell>
          <table:table-cell table:style-name="ce95" office:value-type="string">
            <text:p>sechs</text:p>
          </table:table-cell>
        </table:table-row>
        <table:table-row table:style-name="ro1">
          <table:table-cell office:value-type="string">
            <text:p>so</text:p>
          </table:table-cell>
          <table:table-cell office:value-type="string">
            <text:p>??</text:p>
          </table:table-cell>
          <table:table-cell table:number-columns-repeated="6"/>
        </table:table-row>
        <table:table-row table:style-name="ro1">
          <table:table-cell office:value-type="string">
            <text:p>su</text:p>
          </table:table-cell>
          <table:table-cell office:value-type="string">
            <text:p>he/she/it</text:p>
          </table:table-cell>
          <table:table-cell table:number-columns-repeated="6"/>
        </table:table-row>
        <table:table-row table:style-name="ro1">
          <table:table-cell office:value-type="string">
            <text:p>sy</text:p>
          </table:table-cell>
          <table:table-cell office:value-type="string">
            <text:p>yes</text:p>
          </table:table-cell>
          <table:table-cell table:number-columns-repeated="6"/>
        </table:table-row>
        <table:table-row table:style-name="ro1">
          <table:table-cell office:value-type="string">
            <text:p>ta</text:p>
          </table:table-cell>
          <table:table-cell office:value-type="string">
            <text:p>you, yours</text:p>
          </table:table-cell>
          <table:table-cell table:number-columns-repeated="6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un</text:p>
          </table:table-cell>
          <table:table-cell table:style-name="ce84" office:value-type="string">
            <text:p>one</text:p>
          </table:table-cell>
          <table:table-cell table:style-name="ce87" office:value-type="string">
            <text:p>uno</text:p>
          </table:table-cell>
          <table:table-cell table:style-name="ce89" office:value-type="string">
            <text:p>un</text:p>
          </table:table-cell>
          <table:table-cell table:style-name="ce91" office:value-type="string">
            <text:p>uno</text:p>
          </table:table-cell>
          <table:table-cell table:style-name="ce93" office:value-type="string">
            <text:p>unum</text:p>
          </table:table-cell>
          <table:table-cell table:style-name="ce91" office:value-type="string">
            <text:p>unu</text:p>
          </table:table-cell>
          <table:table-cell table:style-name="ce95" office:value-type="string">
            <text:p>ein</text:p>
          </table:table-cell>
        </table:table-row>
        <table:table-row table:style-name="ro1">
          <table:table-cell office:value-type="string">
            <text:p>vu</text:p>
          </table:table-cell>
          <table:table-cell office:value-type="string">
            <text:p>y'all</text:p>
          </table:table-cell>
          <table:table-cell table:number-columns-repeated="6"/>
        </table:table-row>
        <table:table-row table:style-name="ro1">
          <table:table-cell table:style-name="ce82" office:value-type="string">
            <text:p>xe</text:p>
          </table:table-cell>
          <table:table-cell table:style-name="ce84" office:value-type="string">
            <text:p>seven</text:p>
          </table:table-cell>
          <table:table-cell table:style-name="ce87" office:value-type="string">
            <text:p>siete</text:p>
          </table:table-cell>
          <table:table-cell table:style-name="ce89" office:value-type="string">
            <text:p>sept</text:p>
          </table:table-cell>
          <table:table-cell table:style-name="ce91" office:value-type="string">
            <text:p>sette</text:p>
          </table:table-cell>
          <table:table-cell table:style-name="ce93" office:value-type="string">
            <text:p>septem</text:p>
          </table:table-cell>
          <table:table-cell table:style-name="ce91" office:value-type="string">
            <text:p>şapte</text:p>
          </table:table-cell>
          <table:table-cell table:style-name="ce95" office:value-type="string">
            <text:p>sieben</text:p>
          </table:table-cell>
        </table:table-row>
        <table:table-row table:style-name="ro1">
          <table:table-cell table:style-name="ce83" office:value-type="string">
            <text:p>yn</text:p>
          </table:table-cell>
          <table:table-cell table:style-name="ce85" office:value-type="string">
            <text:p>in</text:p>
          </table:table-cell>
          <table:table-cell table:style-name="ce88" office:value-type="string">
            <text:p>en</text:p>
          </table:table-cell>
          <table:table-cell table:style-name="ce90" office:value-type="string">
            <text:p>dans</text:p>
          </table:table-cell>
          <table:table-cell table:style-name="ce105" office:value-type="string">
            <text:p>nel</text:p>
          </table:table-cell>
          <table:table-cell table:style-name="ce106" office:value-type="string">
            <text:p>in</text:p>
          </table:table-cell>
          <table:table-cell table:style-name="ce91" office:value-type="string">
            <text:p>în</text:p>
          </table:table-cell>
          <table:table-cell table:style-name="ce96" office:value-type="string">
            <text:p>im</text:p>
          </table:table-cell>
        </table:table-row>
        <table:table-row table:style-name="ro1">
          <table:table-cell table:style-name="ce82" office:value-type="string">
            <text:p>yo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yo</text:p>
          </table:table-cell>
          <table:table-cell table:style-name="ce89" office:value-type="string">
            <text:p>je</text:p>
          </table:table-cell>
          <table:table-cell table:style-name="ce91" office:value-type="string">
            <text:p>io</text:p>
          </table:table-cell>
          <table:table-cell table:style-name="ce93" office:value-type="string">
            <text:p>ego</text:p>
          </table:table-cell>
          <table:table-cell table:style-name="ce91" office:value-type="string">
            <text:p>eu</text:p>
          </table:table-cell>
          <table:table-cell table:style-name="ce95" office:value-type="string">
            <text:p>ich</text:p>
          </table:table-cell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table:number-columns-repeated="6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table:number-columns-repeated="6"/>
        </table:table-row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him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as</text:p>
          </table:table-cell>
          <table:table-cell table:style-name="Default" office:value-type="string">
            <text:p>alias</text:p>
          </table:table-cell>
          <table:table-cell table:style-name="Default" table:number-columns-repeated="6"/>
        </table:table-row>
        <table:table-row table:style-name="ro1">
          <table:table-cell table:style-name="Default" office:value-type="string">
            <text:p>ha</text:p>
          </table:table-cell>
          <table:table-cell table:style-name="Default" office:value-type="string">
            <text:p>has</text:p>
          </table:table-cell>
          <table:table-cell table:style-name="Default" table:number-columns-repeated="6"/>
        </table:table-row>
      </table:table>
      <table:table table:name="W3" table:style-name="ta1" table:print="false">
        <table:table-column table:style-name="co2" table:default-cell-style-name="ce97"/>
        <table:table-column table:style-name="co22" table:default-cell-style-name="ce98"/>
        <table:table-column table:style-name="co23" table:default-cell-style-name="ce83"/>
        <table:table-column table:style-name="co24" table:default-cell-style-name="ce85"/>
        <table:table-column table:style-name="co24" table:default-cell-style-name="ce88"/>
        <table:table-column table:style-name="co24" table:default-cell-style-name="ce90"/>
        <table:table-column table:style-name="co24" table:default-cell-style-name="ce101"/>
        <table:table-column table:style-name="co24" table:default-cell-style-name="ce102"/>
        <table:table-column table:style-name="co24" table:default-cell-style-name="ce91"/>
        <table:table-column table:style-name="co24" table:default-cell-style-name="ce96"/>
        <table:table-row table:style-name="ro1">
          <table:table-cell table:style-name="ce80" office:value-type="string">
            <text:p>ORIGIN</text:p>
          </table:table-cell>
          <table:table-cell table:style-name="ce80" office:value-type="string">
            <text:p>CD</text:p>
          </table:table-cell>
          <table:table-cell table:style-name="ce80" office:value-type="string">
            <text:p>Maj</text:p>
          </table:table-cell>
          <table:table-cell table:style-name="ce80" office:value-type="string">
            <text:p>English</text:p>
          </table:table-cell>
          <table:table-cell table:style-name="ce80" office:value-type="string">
            <text:p>Spanish</text:p>
          </table:table-cell>
          <table:table-cell table:style-name="ce80" office:value-type="string">
            <text:p>Franch</text:p>
          </table:table-cell>
          <table:table-cell table:style-name="ce80" office:value-type="string">
            <text:p>Italian</text:p>
          </table:table-cell>
          <table:table-cell table:style-name="ce80" office:value-type="string">
            <text:p>Latin</text:p>
          </table:table-cell>
          <table:table-cell table:style-name="ce80" office:value-type="string">
            <text:p>Romanian</text:p>
          </table:table-cell>
          <table:table-cell table:style-name="ce80" office:value-type="string">
            <text:p>Germa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bo</text:p>
          </table:table-cell>
          <table:table-cell office:value-type="string">
            <text:p>both</text:p>
          </table:table-cell>
          <table:table-cell office:value-type="string">
            <text:p>ambos</text:p>
          </table:table-cell>
          <table:table-cell office:value-type="string">
            <text:p>touslesdeux</text:p>
          </table:table-cell>
          <table:table-cell office:value-type="string">
            <text:p>entrambi</text:p>
          </table:table-cell>
          <table:table-cell office:value-type="string">
            <text:p>ambo</text:p>
          </table:table-cell>
          <table:table-cell office:value-type="string">
            <text:p>ambii</text:p>
          </table:table-cell>
          <table:table-cell office:value-type="string">
            <text:p>beid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ko</text:p>
          </table:table-cell>
          <table:table-cell office:value-type="string">
            <text:p>too</text:p>
          </table:table-cell>
          <table:table-cell office:value-type="string">
            <text:p>también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au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ku</text:p>
          </table:table-cell>
          <table:table-cell office:value-type="string">
            <text:p>now</text:p>
          </table:table-cell>
          <table:table-cell office:value-type="string">
            <text:p>ahora</text:p>
          </table:table-cell>
          <table:table-cell office:value-type="string">
            <text:p>maintenant</text:p>
          </table:table-cell>
          <table:table-cell office:value-type="string">
            <text:p>adesso</text:p>
          </table:table-cell>
          <table:table-cell office:value-type="string">
            <text:p>nunc</text:p>
          </table:table-cell>
          <table:table-cell office:value-type="string">
            <text:p>acum</text:p>
          </table:table-cell>
          <table:table-cell office:value-type="string">
            <text:p>jetz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le</text:p>
          </table:table-cell>
          <table:table-cell office:value-type="string">
            <text:p>all</text:p>
          </table:table-cell>
          <table:table-cell office:value-type="string">
            <text:p>todas</text:p>
          </table:table-cell>
          <table:table-cell office:value-type="string">
            <text:p>tout</text:p>
          </table:table-cell>
          <table:table-cell office:value-type="string">
            <text:p>tutti</text:p>
          </table:table-cell>
          <table:table-cell office:value-type="string">
            <text:p>omnis</text:p>
          </table:table-cell>
          <table:table-cell office:value-type="string">
            <text:p>toate</text:p>
          </table:table-cell>
          <table:table-cell office:value-type="string">
            <text:p>all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ape</text:p>
          </table:table-cell>
          <table:table-cell office:value-type="string">
            <text:p>just</text:p>
          </table:table-cell>
          <table:table-cell office:value-type="string">
            <text:p>sólo</text:p>
          </table:table-cell>
          <table:table-cell office:value-type="string">
            <text:p>juste</text:p>
          </table:table-cell>
          <table:table-cell office:value-type="string">
            <text:p>appena</text:p>
          </table:table-cell>
          <table:table-cell office:value-type="string">
            <text:p>tantum</text:p>
          </table:table-cell>
          <table:table-cell office:value-type="string">
            <text:p>doar</text:p>
          </table:table-cell>
          <table:table-cell office:value-type="string">
            <text:p>gerad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asy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  <table:table-cell office:value-type="string">
            <text:p>Oui</text:p>
          </table:table-cell>
          <table:table-cell office:value-type="string">
            <text:p>sì</text:p>
          </table:table-cell>
          <table:table-cell office:value-type="string">
            <text:p>sic</text:p>
          </table:table-cell>
          <table:table-cell office:value-type="string">
            <text:p>da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sy</text:p>
          </table:table-cell>
          <table:table-cell office:value-type="string">
            <text:p>thus</text:p>
          </table:table-cell>
          <table:table-cell office:value-type="string">
            <text:p>así</text:p>
          </table:table-cell>
          <table:table-cell office:value-type="string">
            <text:p>donc</text:p>
          </table:table-cell>
          <table:table-cell office:value-type="string">
            <text:p>così</text:p>
          </table:table-cell>
          <table:table-cell office:value-type="string">
            <text:p>ita</text:p>
          </table:table-cell>
          <table:table-cell office:value-type="string">
            <text:p>prinurmare</text:p>
          </table:table-cell>
          <table:table-cell office:value-type="string">
            <text:p>somi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te</text:p>
          </table:table-cell>
          <table:table-cell office:value-type="string">
            <text:p>before</text:p>
          </table:table-cell>
          <table:table-cell office:value-type="string">
            <text:p>antesde</text:p>
          </table:table-cell>
          <table:table-cell office:value-type="string">
            <text:p>avant</text:p>
          </table:table-cell>
          <table:table-cell office:value-type="string">
            <text:p>prima</text:p>
          </table:table-cell>
          <table:table-cell office:value-type="string">
            <text:p>ante</text:p>
          </table:table-cell>
          <table:table-cell office:value-type="string">
            <text:p>inaintede</text:p>
          </table:table-cell>
          <table:table-cell office:value-type="string">
            <text:p>bevo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auf</text:p>
          </table:table-cell>
          <table:table-cell office:value-type="string">
            <text:p>on</text:p>
          </table:table-cell>
          <table:table-cell office:value-type="string">
            <text:p>encima</text:p>
          </table:table-cell>
          <table:table-cell office:value-type="string">
            <text:p>sur</text:p>
          </table:table-cell>
          <table:table-cell office:value-type="string">
            <text:p>sopra</text:p>
          </table:table-cell>
          <table:table-cell office:value-type="string">
            <text:p>super</text:p>
          </table:table-cell>
          <table:table-cell office:value-type="string">
            <text:p>pe</text:p>
          </table:table-cell>
          <table:table-cell office:value-type="string">
            <text:p>auf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aus</text:p>
          </table:table-cell>
          <table:table-cell office:value-type="string">
            <text:p>off</text:p>
          </table:table-cell>
          <table:table-cell office:value-type="string">
            <text:p>apagado</text:p>
          </table:table-cell>
          <table:table-cell office:value-type="string">
            <text:p>de</text:p>
          </table:table-cell>
          <table:table-cell office:value-type="string">
            <text:p>via</text:p>
          </table:table-cell>
          <table:table-cell office:value-type="string">
            <text:p>off</text:p>
          </table:table-cell>
          <table:table-cell office:value-type="string">
            <text:p>depe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0">
            <text:p>0</text:p>
          </table:table-cell>
          <table:table-cell office:value-type="string">
            <text:p>aut</text:p>
          </table:table-cell>
          <table:table-cell office:value-type="string">
            <text:p>out</text:p>
          </table:table-cell>
          <table:table-cell office:value-type="string">
            <text:p>fuera</text:p>
          </table:table-cell>
          <table:table-cell office:value-type="string">
            <text:p>endehors</text:p>
          </table:table-cell>
          <table:table-cell office:value-type="string">
            <text:p>su</text:p>
          </table:table-cell>
          <table:table-cell office:value-type="string">
            <text:p>de</text:p>
          </table:table-cell>
          <table:table-cell office:value-type="string">
            <text:p>afară</text:p>
          </table:table-cell>
          <table:table-cell office:value-type="string">
            <text:p>a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ave</text:p>
          </table:table-cell>
          <table:table-cell office:value-type="string">
            <text:p>forward</text:p>
          </table:table-cell>
          <table:table-cell office:value-type="string">
            <text:p>adelante</text:p>
          </table:table-cell>
          <table:table-cell office:value-type="string">
            <text:p>versl'avant</text:p>
          </table:table-cell>
          <table:table-cell office:value-type="string">
            <text:p>inoltrare</text:p>
          </table:table-cell>
          <table:table-cell office:value-type="string">
            <text:p>ante</text:p>
          </table:table-cell>
          <table:table-cell office:value-type="string">
            <text:p>redirecţiona</text:p>
          </table:table-cell>
          <table:table-cell office:value-type="string">
            <text:p>nachvor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ay</text:p>
          </table:table-cell>
          <table:table-cell office:value-type="string">
            <text:p>by</text:p>
          </table:table-cell>
          <table:table-cell office:value-type="string">
            <text:p>por</text:p>
          </table:table-cell>
          <table:table-cell office:value-type="string">
            <text:p>par</text:p>
          </table:table-cell>
          <table:table-cell office:value-type="string">
            <text:p>di</text:p>
          </table:table-cell>
          <table:table-cell office:value-type="string">
            <text:p>p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bra</text:p>
          </table:table-cell>
          <table:table-cell table:style-name="ce86" office:value-type="string">
            <text:p>Roundbrackets</text:p>
          </table:table-cell>
          <table:table-cell office:value-type="string">
            <text:p>peruncos</text:p>
          </table:table-cell>
          <table:table-cell office:value-type="string">
            <text:p>Crochetsronds</text:p>
          </table:table-cell>
          <table:table-cell office:value-type="string">
            <text:p>Parentesitonde</text:p>
          </table:table-cell>
          <table:table-cell office:value-type="string">
            <text:p>peruncos</text:p>
          </table:table-cell>
          <table:table-cell office:value-type="string">
            <text:p>Parantezerotunde</text:p>
          </table:table-cell>
          <table:table-cell office:value-type="string">
            <text:p>Rund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byl</text:p>
          </table:table-cell>
          <table:table-cell table:number-columns-repeated="2" office:value-type="string">
            <text:p>bilion</text:p>
          </table:table-cell>
          <table:table-cell office:value-type="string">
            <text:p>unmilliard</text:p>
          </table:table-cell>
          <table:table-cell table:number-columns-repeated="3" office:value-type="string">
            <text:p>bilion</text:p>
          </table:table-cell>
          <table:table-cell office:value-type="string">
            <text:p>Milliard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entum</text:p>
          </table:table-cell>
          <table:table-cell office:value-type="string">
            <text:p>cent</text:p>
          </table:table-cell>
          <table:table-cell office:value-type="string">
            <text:p>centinaio</text:p>
          </table:table-cell>
          <table:table-cell office:value-type="string">
            <text:p>centum</text:p>
          </table:table-cell>
          <table:table-cell office:value-type="string">
            <text:p>sută</text:p>
          </table:table-cell>
          <table:table-cell office:value-type="string">
            <text:p>hunder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cum</text:p>
          </table:table-cell>
          <table:table-cell office:value-type="string">
            <text:p>towards</text:p>
          </table:table-cell>
          <table:table-cell office:value-type="string">
            <text:p>hacia</text:p>
          </table:table-cell>
          <table:table-cell office:value-type="string">
            <text:p>vers</text:p>
          </table:table-cell>
          <table:table-cell office:value-type="string">
            <text:p>indirezione</text:p>
          </table:table-cell>
          <table:table-cell office:value-type="string">
            <text:p>versus</text:p>
          </table:table-cell>
          <table:table-cell office:value-type="string">
            <text:p>către</text:p>
          </table:table-cell>
          <table:table-cell office:value-type="string">
            <text:p>gegen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5">
            <text:p>5</text:p>
          </table:table-cell>
          <table:table-cell office:value-type="string">
            <text:p>dar</text:p>
          </table:table-cell>
          <table:table-cell office:value-type="string">
            <text:p>but</text:p>
          </table:table-cell>
          <table:table-cell office:value-type="string">
            <text:p>pero</text:p>
          </table:table-cell>
          <table:table-cell office:value-type="string">
            <text:p>mais</text:p>
          </table:table-cell>
          <table:table-cell office:value-type="string">
            <text:p>ma</text:p>
          </table:table-cell>
          <table:table-cell office:value-type="string">
            <text:p>nisi</text:p>
          </table:table-cell>
          <table:table-cell office:value-type="string">
            <text:p>dar</text:p>
          </table:table-cell>
          <table:table-cell office:value-type="string">
            <text:p>a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tum</text:p>
          </table:table-cell>
          <table:table-cell office:value-type="string">
            <text:p>then</text:p>
          </table:table-cell>
          <table:table-cell office:value-type="string">
            <text:p>entonces</text:p>
          </table:table-cell>
          <table:table-cell office:value-type="string">
            <text:p>ensuite</text:p>
          </table:table-cell>
          <table:table-cell office:value-type="string">
            <text:p>poi</text:p>
          </table:table-cell>
          <table:table-cell office:value-type="string">
            <text:p>tum</text:p>
          </table:table-cell>
          <table:table-cell office:value-type="string">
            <text:p>atunci</text:p>
          </table:table-cell>
          <table:table-cell office:value-type="string">
            <text:p>dan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ur</text:p>
          </table:table-cell>
          <table:table-cell office:value-type="string">
            <text:p>through</text:p>
          </table:table-cell>
          <table:table-cell office:value-type="string">
            <text:p>mediante</text:p>
          </table:table-cell>
          <table:table-cell office:value-type="string">
            <text:p>par</text:p>
          </table:table-cell>
          <table:table-cell office:value-type="string">
            <text:p>attraverso</text:p>
          </table:table-cell>
          <table:table-cell office:value-type="string">
            <text:p>propter</text:p>
          </table:table-cell>
          <table:table-cell office:value-type="string">
            <text:p>prin</text:p>
          </table:table-cell>
          <table:table-cell office:value-type="string">
            <text:p>durch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eko</text:p>
          </table:table-cell>
          <table:table-cell office:value-type="string">
            <text:p>still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etiam</text:p>
          </table:table-cell>
          <table:table-cell office:value-type="string">
            <text:p>încă</text:p>
          </table:table-cell>
          <table:table-cell office:value-type="string">
            <text:p>immer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a</text:p>
          </table:table-cell>
          <table:table-cell office:value-type="string">
            <text:p>that</text:p>
          </table:table-cell>
          <table:table-cell office:value-type="string">
            <text:p>ese</text:p>
          </table:table-cell>
          <table:table-cell office:value-type="string">
            <text:p>cette</text:p>
          </table:table-cell>
          <table:table-cell office:value-type="string">
            <text:p>quello</text:p>
          </table:table-cell>
          <table:table-cell office:value-type="string">
            <text:p>quod</text:p>
          </table:table-cell>
          <table:table-cell office:value-type="string">
            <text:p>acea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le</text:p>
          </table:table-cell>
          <table:table-cell office:value-type="string">
            <text:p>those</text:p>
          </table:table-cell>
          <table:table-cell office:value-type="string">
            <text:p>aquellos</text:p>
          </table:table-cell>
          <table:table-cell office:value-type="string">
            <text:p>ceux</text:p>
          </table:table-cell>
          <table:table-cell office:value-type="string">
            <text:p>quelli</text:p>
          </table:table-cell>
          <table:table-cell office:value-type="string">
            <text:p>illis</text:p>
          </table:table-cell>
          <table:table-cell office:value-type="string">
            <text:p>acestea</text:p>
          </table:table-cell>
          <table:table-cell office:value-type="string">
            <text:p>je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a</text:p>
          </table:table-cell>
          <table:table-cell office:value-type="string">
            <text:p>this</text:p>
          </table:table-cell>
          <table:table-cell office:value-type="string">
            <text:p>esta</text:p>
          </table:table-cell>
          <table:table-cell office:value-type="string">
            <text:p>cette</text:p>
          </table:table-cell>
          <table:table-cell office:value-type="string">
            <text:p>Questo</text:p>
          </table:table-cell>
          <table:table-cell office:value-type="string">
            <text:p>haec</text:p>
          </table:table-cell>
          <table:table-cell office:value-type="string">
            <text:p>acest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se</text:p>
          </table:table-cell>
          <table:table-cell office:value-type="string">
            <text:p>these</text:p>
          </table:table-cell>
          <table:table-cell office:value-type="string">
            <text:p>estas</text:p>
          </table:table-cell>
          <table:table-cell office:value-type="string">
            <text:p>celles-ci</text:p>
          </table:table-cell>
          <table:table-cell office:value-type="string">
            <text:p>questi</text:p>
          </table:table-cell>
          <table:table-cell office:value-type="string">
            <text:p>haec</text:p>
          </table:table-cell>
          <table:table-cell office:value-type="string">
            <text:p>aceste</text:p>
          </table:table-cell>
          <table:table-cell office:value-type="string">
            <text:p>dies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eta</text:p>
          </table:table-cell>
          <table:table-cell office:value-type="string">
            <text:p>also</text:p>
          </table:table-cell>
          <table:table-cell office:value-type="string">
            <text:p>además</text:p>
          </table:table-cell>
          <table:table-cell office:value-type="string">
            <text:p>aussi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deasemenea</text:p>
          </table:table-cell>
          <table:table-cell office:value-type="string">
            <text:p>ebenfall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eti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pour toujours</text:p>
          </table:table-cell>
          <table:table-cell office:value-type="string">
            <text:p>per sempre</text:p>
          </table:table-cell>
          <table:table-cell office:value-type="string">
            <text:p>in perpetuum</text:p>
          </table:table-cell>
          <table:table-cell office:value-type="string">
            <text:p>pentru totdeauna</text:p>
          </table:table-cell>
          <table:table-cell office:value-type="string">
            <text:p>für imm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eto</text:p>
          </table:table-cell>
          <table:table-cell table:style-name="ce86" office:value-type="string">
            <text:p>Plussign</text:p>
          </table:table-cell>
          <table:table-cell office:value-type="string">
            <text:p>plussignum</text:p>
          </table:table-cell>
          <table:table-cell office:value-type="string">
            <text:p>Signeplus</text:p>
          </table:table-cell>
          <table:table-cell office:value-type="string">
            <text:p>Segnopiù</text:p>
          </table:table-cell>
          <table:table-cell office:value-type="string">
            <text:p>plussignum</text:p>
          </table:table-cell>
          <table:table-cell office:value-type="string">
            <text:p>Semnulplus</text:p>
          </table:table-cell>
          <table:table-cell office:value-type="string">
            <text:p>Pluszeich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oa</text:p>
          </table:table-cell>
          <table:table-cell office:value-type="string">
            <text:p>times</text:p>
          </table:table-cell>
          <table:table-cell office:value-type="string">
            <text:p>vez</text:p>
          </table:table-cell>
          <table:table-cell office:value-type="string">
            <text:p>fois</text:p>
          </table:table-cell>
          <table:table-cell office:value-type="string">
            <text:p>unavolta</text:p>
          </table:table-cell>
          <table:table-cell office:value-type="string">
            <text:p>iterum</text:p>
          </table:table-cell>
          <table:table-cell office:value-type="string">
            <text:p>ori</text:p>
          </table:table-cell>
          <table:table-cell office:value-type="string">
            <text:p>Einma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between</text:p>
          </table:table-cell>
          <table:table-cell office:value-type="string">
            <text:p>Entre</text:p>
          </table:table-cell>
          <table:table-cell office:value-type="string">
            <text:p>entre</text:p>
          </table:table-cell>
          <table:table-cell office:value-type="string">
            <text:p>fra</text:p>
          </table:table-cell>
          <table:table-cell office:value-type="string">
            <text:p>inter</text:p>
          </table:table-cell>
          <table:table-cell office:value-type="string">
            <text:p>între</text:p>
          </table:table-cell>
          <table:table-cell office:value-type="string">
            <text:p>zwisch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fye</text:p>
          </table:table-cell>
          <table:table-cell office:value-type="string">
            <text:p>either</text:p>
          </table:table-cell>
          <table:table-cell office:value-type="string">
            <text:p>yasea</text:p>
          </table:table-cell>
          <table:table-cell office:value-type="string">
            <text:p>Soit</text:p>
          </table:table-cell>
          <table:table-cell office:value-type="string">
            <text:p>o</text:p>
          </table:table-cell>
          <table:table-cell office:value-type="string">
            <text:p>aut</text:p>
          </table:table-cell>
          <table:table-cell office:value-type="string">
            <text:p>fie</text:p>
          </table:table-cell>
          <table:table-cell office:value-type="string">
            <text:p>entwed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yn</text:p>
          </table:table-cell>
          <table:table-cell office:value-type="string">
            <text:p>finally</text:p>
          </table:table-cell>
          <table:table-cell office:value-type="string">
            <text:p>finalmente</text:p>
          </table:table-cell>
          <table:table-cell office:value-type="string">
            <text:p>enfin</text:p>
          </table:table-cell>
          <table:table-cell office:value-type="string">
            <text:p>finalmente</text:p>
          </table:table-cell>
          <table:table-cell office:value-type="string">
            <text:p>tandem</text:p>
          </table:table-cell>
          <table:table-cell office:value-type="string">
            <text:p>insfarsit</text:p>
          </table:table-cell>
          <table:table-cell office:value-type="string">
            <text:p>schließli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gao</text:p>
          </table:table-cell>
          <table:table-cell office:value-type="string">
            <text:p>Greaterthensign</text:p>
          </table:table-cell>
          <table:table-cell office:value-type="string">
            <text:p>Maiusindicium</text:p>
          </table:table-cell>
          <table:table-cell office:value-type="string">
            <text:p>Plusgrandsignealors</text:p>
          </table:table-cell>
          <table:table-cell office:value-type="string">
            <text:p>Maggiorequindifirmare</text:p>
          </table:table-cell>
          <table:table-cell office:value-type="string">
            <text:p>Maiusindicium</text:p>
          </table:table-cell>
          <table:table-cell office:value-type="string">
            <text:p>Maimaresemnatunci</text:p>
          </table:table-cell>
          <table:table-cell office:value-type="string">
            <text:p>Größeralsunterschreiben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hay</text:p>
          </table:table-cell>
          <table:table-cell office:value-type="string">
            <text:p>let's</text:p>
          </table:table-cell>
          <table:table-cell office:value-type="string">
            <text:p>vamos</text:p>
          </table:table-cell>
          <table:table-cell office:value-type="string">
            <text:p>allons</text:p>
          </table:table-cell>
          <table:table-cell office:value-type="string">
            <text:p>facciamo</text:p>
          </table:table-cell>
          <table:table-cell office:value-type="string">
            <text:p>sit scriptor</text:p>
          </table:table-cell>
          <table:table-cell office:value-type="string">
            <text:p>hai</text:p>
          </table:table-cell>
          <table:table-cell office:value-type="string">
            <text:p>Lasst u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yr</text:p>
          </table:table-cell>
          <table:table-cell office:value-type="string">
            <text:p>here</text:p>
          </table:table-cell>
          <table:table-cell office:value-type="string">
            <text:p>aquí</text:p>
          </table:table-cell>
          <table:table-cell office:value-type="string">
            <text:p>ici</text:p>
          </table:table-cell>
          <table:table-cell office:value-type="string">
            <text:p>Qui</text:p>
          </table:table-cell>
          <table:table-cell office:value-type="string">
            <text:p>hic</text:p>
          </table:table-cell>
          <table:table-cell office:value-type="string">
            <text:p>aici</text:p>
          </table:table-cell>
          <table:table-cell office:value-type="string">
            <text:p>Hi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jos</text:p>
          </table:table-cell>
          <table:table-cell office:value-type="string">
            <text:p>down</text:p>
          </table:table-cell>
          <table:table-cell office:value-type="string">
            <text:p>abajo</text:p>
          </table:table-cell>
          <table:table-cell office:value-type="string">
            <text:p>verslebas</text:p>
          </table:table-cell>
          <table:table-cell office:value-type="string">
            <text:p>giù</text:p>
          </table:table-cell>
          <table:table-cell office:value-type="string">
            <text:p>descendit</text:p>
          </table:table-cell>
          <table:table-cell office:value-type="string">
            <text:p>jos</text:p>
          </table:table-cell>
          <table:table-cell office:value-type="string">
            <text:p>Niede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0">
            <text:p>0</text:p>
          </table:table-cell>
          <table:table-cell office:value-type="string">
            <text:p>kon</text:p>
          </table:table-cell>
          <table:table-cell office:value-type="string">
            <text:p>with</text:p>
          </table:table-cell>
          <table:table-cell office:value-type="string">
            <text:p>con</text:p>
          </table:table-cell>
          <table:table-cell office:value-type="string">
            <text:p>avec</text:p>
          </table:table-cell>
          <table:table-cell office:value-type="string">
            <text:p>con</text:p>
          </table:table-cell>
          <table:table-cell office:value-type="string">
            <text:p>apud</text:p>
          </table:table-cell>
          <table:table-cell office:value-type="string">
            <text:p>cu</text:p>
          </table:table-cell>
          <table:table-cell office:value-type="string">
            <text:p>m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kot</text:p>
          </table:table-cell>
          <table:table-cell office:value-type="string">
            <text:p>nextto</text:p>
          </table:table-cell>
          <table:table-cell office:value-type="string">
            <text:p>cercade</text:p>
          </table:table-cell>
          <table:table-cell office:value-type="string">
            <text:p>àcôtéde</text:p>
          </table:table-cell>
          <table:table-cell office:value-type="string">
            <text:p>accantoa</text:p>
          </table:table-cell>
          <table:table-cell office:value-type="string">
            <text:p>proximus</text:p>
          </table:table-cell>
          <table:table-cell office:value-type="string">
            <text:p>lângă</text:p>
          </table:table-cell>
          <table:table-cell office:value-type="string">
            <text:p>nebena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kra</text:p>
          </table:table-cell>
          <table:table-cell table:style-name="ce86" office:value-type="string">
            <text:p>Squarebrackets</text:p>
          </table:table-cell>
          <table:table-cell office:value-type="string">
            <text:p>Corchetes</text:p>
          </table:table-cell>
          <table:table-cell office:value-type="string">
            <text:p>Crochets</text:p>
          </table:table-cell>
          <table:table-cell office:value-type="string">
            <text:p>Parentesi quadre</text:p>
          </table:table-cell>
          <table:table-cell office:value-type="string">
            <text:p>o judices terrae</text:p>
          </table:table-cell>
          <table:table-cell office:value-type="string">
            <text:p>Paranteza patrata</text:p>
          </table:table-cell>
          <table:table-cell office:value-type="string">
            <text:p>Eckige Klammer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ro</text:p>
          </table:table-cell>
          <table:table-cell office:value-type="string">
            <text:p>across</text:p>
          </table:table-cell>
          <table:table-cell office:value-type="string">
            <text:p>atravésde</text:p>
          </table:table-cell>
          <table:table-cell office:value-type="string">
            <text:p>àtravers</text:p>
          </table:table-cell>
          <table:table-cell office:value-type="string">
            <text:p>attraverso</text:p>
          </table:table-cell>
          <table:table-cell office:value-type="string">
            <text:p>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sym</text:p>
          </table:table-cell>
          <table:table-cell office:value-type="string">
            <text:p>like</text:p>
          </table:table-cell>
          <table:table-cell office:value-type="string">
            <text:p>como</text:p>
          </table:table-cell>
          <table:table-cell office:value-type="string">
            <text:p>comme</text:p>
          </table:table-cell>
          <table:table-cell office:value-type="string">
            <text:p>come</text:p>
          </table:table-cell>
          <table:table-cell office:value-type="string">
            <text:p>sicut, similis</text:p>
          </table:table-cell>
          <table:table-cell office:value-type="string">
            <text:p>la fel de</text:p>
          </table:table-cell>
          <table:table-cell office:value-type="string">
            <text:p>vie, ähnlich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lon</text:p>
          </table:table-cell>
          <table:table-cell office:value-type="string">
            <text:p>far</text:p>
          </table:table-cell>
          <table:table-cell office:value-type="string">
            <text:p>lejos</text:p>
          </table:table-cell>
          <table:table-cell office:value-type="string">
            <text:p>loin</text:p>
          </table:table-cell>
          <table:table-cell office:value-type="string">
            <text:p>lantano</text:p>
          </table:table-cell>
          <table:table-cell office:value-type="string">
            <text:p>tantum</text:p>
          </table:table-cell>
          <table:table-cell office:value-type="string">
            <text:p>departe</text:p>
          </table:table-cell>
          <table:table-cell office:value-type="string">
            <text:p>wei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luo</text:p>
          </table:table-cell>
          <table:table-cell office:value-type="string">
            <text:p>Lessthensign</text:p>
          </table:table-cell>
          <table:table-cell office:value-type="string">
            <text:p>Minussigno</text:p>
          </table:table-cell>
          <table:table-cell office:value-type="string">
            <text:p>Moinsquesigne</text:p>
          </table:table-cell>
          <table:table-cell office:value-type="string">
            <text:p>Menoquindifirmare</text:p>
          </table:table-cell>
          <table:table-cell office:value-type="string">
            <text:p>Minussigno</text:p>
          </table:table-cell>
          <table:table-cell office:value-type="string">
            <text:p>Maipuținsemnează</text:p>
          </table:table-cell>
          <table:table-cell office:value-type="string">
            <text:p>Wenigeralsunterschrei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mas</text:p>
          </table:table-cell>
          <table:table-cell office:value-type="string">
            <text:p>most</text:p>
          </table:table-cell>
          <table:table-cell office:value-type="string">
            <text:p>maxime</text:p>
          </table:table-cell>
          <table:table-cell office:value-type="string">
            <text:p>plus</text:p>
          </table:table-cell>
          <table:table-cell office:value-type="string">
            <text:p>maggiorparte</text:p>
          </table:table-cell>
          <table:table-cell office:value-type="string">
            <text:p>maxime</text:p>
          </table:table-cell>
          <table:table-cell office:value-type="string">
            <text:p>celmai</text:p>
          </table:table-cell>
          <table:table-cell office:value-type="string">
            <text:p>diemeist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meo</text:p>
          </table:table-cell>
          <table:table-cell office:value-type="string">
            <text:p>Hyphen,minussign</text:p>
          </table:table-cell>
          <table:table-cell office:value-type="string">
            <text:p>Hyphen,substractionissignum</text:p>
          </table:table-cell>
          <table:table-cell office:value-type="string">
            <text:p>Traitd'union,signemoins</text:p>
          </table:table-cell>
          <table:table-cell office:value-type="string">
            <text:p>Trattino,segnomeno</text:p>
          </table:table-cell>
          <table:table-cell office:value-type="string">
            <text:p>Hyphen,substractionissignum</text:p>
          </table:table-cell>
          <table:table-cell office:value-type="string">
            <text:p>Cratimă,semnminus</text:p>
          </table:table-cell>
          <table:table-cell office:value-type="string">
            <text:p>Bindestrich,Minus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deciescentena</text:p>
          </table:table-cell>
          <table:table-cell office:value-type="string">
            <text:p>million</text:p>
          </table:table-cell>
          <table:table-cell office:value-type="string">
            <text:p>milione</text:p>
          </table:table-cell>
          <table:table-cell office:value-type="string">
            <text:p>deciescentena</text:p>
          </table:table-cell>
          <table:table-cell office:value-type="string">
            <text:p>milion</text:p>
          </table:table-cell>
          <table:table-cell office:value-type="string">
            <text:p>Millio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mox</text:p>
          </table:table-cell>
          <table:table-cell office:value-type="string">
            <text:p>soon</text:p>
          </table:table-cell>
          <table:table-cell office:value-type="string">
            <text:p>pronto</text:p>
          </table:table-cell>
          <table:table-cell office:value-type="string">
            <text:p>bientôt</text:p>
          </table:table-cell>
          <table:table-cell office:value-type="string">
            <text:p>presto</text:p>
          </table:table-cell>
          <table:table-cell office:value-type="string">
            <text:p>mox</text:p>
          </table:table-cell>
          <table:table-cell office:value-type="string">
            <text:p>curând</text:p>
          </table:table-cell>
          <table:table-cell office:value-type="string">
            <text:p>bald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0">
            <text:p>0</text:p>
          </table:table-cell>
          <table:table-cell office:value-type="string">
            <text:p>muy</text:p>
          </table:table-cell>
          <table:table-cell office:value-type="string">
            <text:p>very</text:p>
          </table:table-cell>
          <table:table-cell office:value-type="string">
            <text:p>muy</text:p>
          </table:table-cell>
          <table:table-cell office:value-type="string">
            <text:p>très</text:p>
          </table:table-cell>
          <table:table-cell office:value-type="string">
            <text:p>molto</text:p>
          </table:table-cell>
          <table:table-cell office:value-type="string">
            <text:p>ipsum</text:p>
          </table:table-cell>
          <table:table-cell office:value-type="string">
            <text:p>foarte</text:p>
          </table:table-cell>
          <table:table-cell office:value-type="string">
            <text:p>seh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a</text:p>
          </table:table-cell>
          <table:table-cell office:value-type="string">
            <text:p>my</text:p>
          </table:table-cell>
          <table:table-cell office:value-type="string">
            <text:p>mi</text:p>
          </table:table-cell>
          <table:table-cell office:value-type="string">
            <text:p>mon</text:p>
          </table:table-cell>
          <table:table-cell office:value-type="string">
            <text:p>mio</text:p>
          </table:table-cell>
          <table:table-cell office:value-type="string">
            <text:p>mea</text:p>
          </table:table-cell>
          <table:table-cell office:value-type="string">
            <text:p>alemele</text:p>
          </table:table-cell>
          <table:table-cell office:value-type="string">
            <text:p>meine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myl</text:p>
          </table:table-cell>
          <table:table-cell office:value-type="string">
            <text:p>thousands</text:p>
          </table:table-cell>
          <table:table-cell office:value-type="string">
            <text:p>mila</text:p>
          </table:table-cell>
          <table:table-cell office:value-type="string">
            <text:p>milliers</text:p>
          </table:table-cell>
          <table:table-cell office:value-type="string">
            <text:p>miliaia</text:p>
          </table:table-cell>
          <table:table-cell office:value-type="string">
            <text:p>milia</text:p>
          </table:table-cell>
          <table:table-cell office:value-type="string">
            <text:p>mia</text:p>
          </table:table-cell>
          <table:table-cell office:value-type="string">
            <text:p>Tausend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close</text:p>
          </table:table-cell>
          <table:table-cell office:value-type="string">
            <text:p>cerca</text:p>
          </table:table-cell>
          <table:table-cell office:value-type="string">
            <text:p>proche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nah</text:p>
          </table:table-cell>
          <table:table-cell office:value-type="string">
            <text:p>near</text:p>
          </table:table-cell>
          <table:table-cell office:value-type="string">
            <text:p>cerca</text:p>
          </table:table-cell>
          <table:table-cell office:value-type="string">
            <text:p>près</text:p>
          </table:table-cell>
          <table:table-cell office:value-type="string">
            <text:p>vicino</text:p>
          </table:table-cell>
          <table:table-cell office:value-type="string">
            <text:p>prope</text:p>
          </table:table-cell>
          <table:table-cell office:value-type="string">
            <text:p>aproape</text:p>
          </table:table-cell>
          <table:table-cell office:value-type="string">
            <text:p>na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h</text:p>
          </table:table-cell>
          <table:table-cell office:value-type="string">
            <text:p>about</text:p>
          </table:table-cell>
          <table:table-cell office:value-type="string">
            <text:p>acercade</text:p>
          </table:table-cell>
          <table:table-cell office:value-type="string">
            <text:p>sur</text:p>
          </table:table-cell>
          <table:table-cell office:value-type="string">
            <text:p>circa</text:p>
          </table:table-cell>
          <table:table-cell office:value-type="string">
            <text:p>fere</text:p>
          </table:table-cell>
          <table:table-cell office:value-type="string">
            <text:p>aproapede</text:p>
          </table:table-cell>
          <table:table-cell office:value-type="string">
            <text:p>etw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ue</text:p>
          </table:table-cell>
          <table:table-cell office:value-type="string">
            <text:p>our</text:p>
          </table:table-cell>
          <table:table-cell office:value-type="string">
            <text:p>nuestra</text:p>
          </table:table-cell>
          <table:table-cell office:value-type="string">
            <text:p>notre</text:p>
          </table:table-cell>
          <table:table-cell office:value-type="string">
            <text:p>nostro</text:p>
          </table:table-cell>
          <table:table-cell office:value-type="string">
            <text:p>nostrorum</text:p>
          </table:table-cell>
          <table:table-cell office:value-type="string">
            <text:p>alnostru</text:p>
          </table:table-cell>
          <table:table-cell office:value-type="string">
            <text:p>uns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nyb</text:p>
          </table:table-cell>
          <table:table-cell office:value-type="string">
            <text:p>beside</text:p>
          </table:table-cell>
          <table:table-cell office:value-type="string">
            <text:p>juntoa</text:p>
          </table:table-cell>
          <table:table-cell office:value-type="string">
            <text:p>àcôtéde</text:p>
          </table:table-cell>
          <table:table-cell office:value-type="string">
            <text:p>accanto</text:p>
          </table:table-cell>
          <table:table-cell office:value-type="string">
            <text:p>præter</text:p>
          </table:table-cell>
          <table:table-cell office:value-type="string">
            <text:p>lângă</text:p>
          </table:table-cell>
          <table:table-cell office:value-type="string">
            <text:p>nebe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yl</text:p>
          </table:table-cell>
          <table:table-cell office:value-type="string">
            <text:p>none</text:p>
          </table:table-cell>
          <table:table-cell office:value-type="string">
            <text:p>no</text:p>
          </table:table-cell>
          <table:table-cell office:value-type="string">
            <text:p>nepas</text:p>
          </table:table-cell>
          <table:table-cell table:number-columns-repeated="3" office:value-type="string">
            <text:p>non</text:p>
          </table:table-cell>
          <table:table-cell office:value-type="string">
            <text:p>nich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nyo</text:p>
          </table:table-cell>
          <table:table-cell office:value-type="string">
            <text:p>Never</text:p>
          </table:table-cell>
          <table:table-cell office:value-type="string">
            <text:p>Nunca</text:p>
          </table:table-cell>
          <table:table-cell office:value-type="string">
            <text:p>jamais</text:p>
          </table:table-cell>
          <table:table-cell office:value-type="string">
            <text:p>mai</text:p>
          </table:table-cell>
          <table:table-cell office:value-type="string">
            <text:p>ne iterum</text:p>
          </table:table-cell>
          <table:table-cell office:value-type="string">
            <text:p>nici odata</text:p>
          </table:table-cell>
          <table:table-cell office:value-type="string">
            <text:p>nie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3">
            <text:p>3</text:p>
          </table:table-cell>
          <table:table-cell office:value-type="string">
            <text:p>obe</text:p>
          </table:table-cell>
          <table:table-cell table:style-name="ce86" office:value-type="string">
            <text:p>up</text:p>
          </table:table-cell>
          <table:table-cell office:value-type="string">
            <text:p>hast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însus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ody</text:p>
          </table:table-cell>
          <table:table-cell office:value-type="string">
            <text:p>or</text:p>
          </table:table-cell>
          <table:table-cell office:value-type="string">
            <text:p>o</text:p>
          </table:table-cell>
          <table:table-cell office:value-type="string">
            <text:p>ou</text:p>
          </table:table-cell>
          <table:table-cell office:value-type="string">
            <text:p>o</text:p>
          </table:table-cell>
          <table:table-cell office:value-type="string">
            <text:p>vel</text:p>
          </table:table-cell>
          <table:table-cell office:value-type="string">
            <text:p>sau</text:p>
          </table:table-cell>
          <table:table-cell office:value-type="string">
            <text:p>o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ha</text:p>
          </table:table-cell>
          <table:table-cell office:value-type="string">
            <text:p>Exclamationmark</text:p>
          </table:table-cell>
          <table:table-cell office:value-type="string">
            <text:p>auditaquemarcam</text:p>
          </table:table-cell>
          <table:table-cell office:value-type="string">
            <text:p>Pointd'exclamation</text:p>
          </table:table-cell>
          <table:table-cell office:value-type="string">
            <text:p>Puntoesclamativo</text:p>
          </table:table-cell>
          <table:table-cell office:value-type="string">
            <text:p>auditaquemarcam</text:p>
          </table:table-cell>
          <table:table-cell office:value-type="string">
            <text:p>Semnulexclamarii</text:p>
          </table:table-cell>
          <table:table-cell office:value-type="string">
            <text:p>Ausrufezeich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ma</text:p>
          </table:table-cell>
          <table:table-cell office:value-type="string">
            <text:p>Comma</text:p>
          </table:table-cell>
          <table:table-cell office:value-type="string">
            <text:p>carmina</text:p>
          </table:table-cell>
          <table:table-cell office:value-type="string">
            <text:p>Virgule</text:p>
          </table:table-cell>
          <table:table-cell office:value-type="string">
            <text:p>Virgola</text:p>
          </table:table-cell>
          <table:table-cell office:value-type="string">
            <text:p>carmina</text:p>
          </table:table-cell>
          <table:table-cell office:value-type="string">
            <text:p>Virgulă</text:p>
          </table:table-cell>
          <table:table-cell office:value-type="string">
            <text:p>Komm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my</text:p>
          </table:table-cell>
          <table:table-cell office:value-type="string">
            <text:p>every</text:p>
          </table:table-cell>
          <table:table-cell office:value-type="string">
            <text:p>cada</text:p>
          </table:table-cell>
          <table:table-cell office:value-type="string">
            <text:p>chaque</text:p>
          </table:table-cell>
          <table:table-cell office:value-type="string">
            <text:p>ogni</text:p>
          </table:table-cell>
          <table:table-cell office:value-type="string">
            <text:p>omne</text:p>
          </table:table-cell>
          <table:table-cell office:value-type="string">
            <text:p>fiecare</text:p>
          </table:table-cell>
          <table:table-cell office:value-type="string">
            <text:p>jeder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opa</text:p>
          </table:table-cell>
          <table:table-cell table:number-columns-repeated="2" office:value-type="string">
            <text:p>Dot,fullstop</text:p>
          </table:table-cell>
          <table:table-cell office:value-type="string">
            <text:p>Point,pointfinal</text:p>
          </table:table-cell>
          <table:table-cell office:value-type="string">
            <text:p>Punto,puntoebasta</text:p>
          </table:table-cell>
          <table:table-cell office:value-type="string">
            <text:p>Dot,fullstop</text:p>
          </table:table-cell>
          <table:table-cell office:value-type="string">
            <text:p>Punct,oprirecompletă</text:p>
          </table:table-cell>
          <table:table-cell office:value-type="string">
            <text:p>Punkt,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ru</text:p>
          </table:table-cell>
          <table:table-cell office:value-type="string">
            <text:p>any</text:p>
          </table:table-cell>
          <table:table-cell office:value-type="string">
            <text:p>alguna</text:p>
          </table:table-cell>
          <table:table-cell office:value-type="string">
            <text:p>quelconque</text:p>
          </table:table-cell>
          <table:table-cell office:value-type="string">
            <text:p>alcuno</text:p>
          </table:table-cell>
          <table:table-cell office:value-type="string">
            <text:p>aliqua</text:p>
          </table:table-cell>
          <table:table-cell office:value-type="string">
            <text:p>orice</text:p>
          </table:table-cell>
          <table:table-cell office:value-type="string">
            <text:p>irgende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oto</text:p>
          </table:table-cell>
          <table:table-cell office:value-type="string">
            <text:p>else</text:p>
          </table:table-cell>
          <table:table-cell office:value-type="string">
            <text:p>más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lium</text:p>
          </table:table-cell>
          <table:table-cell office:value-type="string">
            <text:p>altfel</text:p>
          </table:table-cell>
          <table:table-cell office:value-type="string">
            <text:p>sons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ovy</text:p>
          </table:table-cell>
          <table:table-cell office:value-type="string">
            <text:p>over</text:p>
          </table:table-cell>
          <table:table-cell office:value-type="string">
            <text:p>super</text:p>
          </table:table-cell>
          <table:table-cell office:value-type="string">
            <text:p>plusde</text:p>
          </table:table-cell>
          <table:table-cell office:value-type="string">
            <text:p>aldisopradi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4">
            <text:p>4</text:p>
          </table:table-cell>
          <table:table-cell office:value-type="string">
            <text:p>ozo</text:p>
          </table:table-cell>
          <table:table-cell table:style-name="ce86" office:value-type="string">
            <text:p>overthe</text:p>
          </table:table-cell>
          <table:table-cell office:value-type="string">
            <text:p>super</text:p>
          </table:table-cell>
          <table:table-cell office:value-type="string">
            <text:p>audessusde</text:p>
          </table:table-cell>
          <table:table-cell office:value-type="string">
            <text:p>soprail</text:p>
          </table:table-cell>
          <table:table-cell office:value-type="string">
            <text:p>super</text:p>
          </table:table-cell>
          <table:table-cell office:value-type="string">
            <text:p>peste</text:p>
          </table:table-cell>
          <table:table-cell office:value-type="string">
            <text:p>überde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pos</text:p>
          </table:table-cell>
          <table:table-cell office:value-type="string">
            <text:p>behind</text:p>
          </table:table-cell>
          <table:table-cell office:value-type="string">
            <text:p>detrás</text:p>
          </table:table-cell>
          <table:table-cell office:value-type="string">
            <text:p>derrière</text:p>
          </table:table-cell>
          <table:table-cell office:value-type="string">
            <text:p>dietroa</text:p>
          </table:table-cell>
          <table:table-cell office:value-type="string">
            <text:p>post</text:p>
          </table:table-cell>
          <table:table-cell office:value-type="string">
            <text:p>inspate</text:p>
          </table:table-cell>
          <table:table-cell office:value-type="string">
            <text:p>hint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am</text:p>
          </table:table-cell>
          <table:table-cell office:value-type="string">
            <text:p>for</text:p>
          </table:table-cell>
          <table:table-cell office:value-type="string">
            <text:p>para</text:p>
          </table:table-cell>
          <table:table-cell office:value-type="string">
            <text:p>pour</text:p>
          </table:table-cell>
          <table:table-cell office:value-type="string">
            <text:p>per</text:p>
          </table:table-cell>
          <table:table-cell office:value-type="string">
            <text:p>nam</text:p>
          </table:table-cell>
          <table:table-cell office:value-type="string">
            <text:p>pentru</text:p>
          </table:table-cell>
          <table:table-cell office:value-type="string">
            <text:p>fü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e</text:p>
          </table:table-cell>
          <table:table-cell office:value-type="string">
            <text:p>after</text:p>
          </table:table-cell>
          <table:table-cell office:value-type="string">
            <text:p>después</text:p>
          </table:table-cell>
          <table:table-cell office:value-type="string">
            <text:p>après</text:p>
          </table:table-cell>
          <table:table-cell office:value-type="string">
            <text:p>dopo</text:p>
          </table:table-cell>
          <table:table-cell office:value-type="string">
            <text:p>post</text:p>
          </table:table-cell>
          <table:table-cell office:value-type="string">
            <text:p>după</text:p>
          </table:table-cell>
          <table:table-cell office:value-type="string">
            <text:p>nach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wo</text:p>
          </table:table-cell>
          <table:table-cell office:value-type="string">
            <text:p>may</text:p>
          </table:table-cell>
          <table:table-cell office:value-type="string">
            <text:p>puede</text:p>
          </table:table-cell>
          <table:table-cell office:value-type="string">
            <text:p>peut</text:p>
          </table:table-cell>
          <table:table-cell office:value-type="string">
            <text:p>può</text:p>
          </table:table-cell>
          <table:table-cell office:value-type="string">
            <text:p>ut?</text:p>
          </table:table-cell>
          <table:table-cell office:value-type="string">
            <text:p>voie</text:p>
          </table:table-cell>
          <table:table-cell office:value-type="string">
            <text:p>kan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o</text:p>
          </table:table-cell>
          <table:table-cell office:value-type="string">
            <text:p>which</text:p>
          </table:table-cell>
          <table:table-cell office:value-type="string">
            <text:p>cual</text:p>
          </table:table-cell>
          <table:table-cell office:value-type="string">
            <text:p>lequel</text:p>
          </table:table-cell>
          <table:table-cell office:value-type="string">
            <text:p>quale</text:p>
          </table:table-cell>
          <table:table-cell office:value-type="string">
            <text:p>quod</text:p>
          </table:table-cell>
          <table:table-cell office:value-type="string">
            <text:p>care</text:p>
          </table:table-cell>
          <table:table-cell office:value-type="string">
            <text:p>welch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quam</text:p>
          </table:table-cell>
          <table:table-cell office:value-type="string">
            <text:p>Cum</text:p>
          </table:table-cell>
          <table:table-cell office:value-type="string">
            <text:p>Wi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rog</text:p>
          </table:table-cell>
          <table:table-cell office:value-type="string">
            <text:p>please</text:p>
          </table:table-cell>
          <table:table-cell office:value-type="string">
            <text:p>Porfavor</text:p>
          </table:table-cell>
          <table:table-cell office:value-type="string">
            <text:p>S'ilvousplaît</text:p>
          </table:table-cell>
          <table:table-cell office:value-type="string">
            <text:p>perfavore</text:p>
          </table:table-cell>
          <table:table-cell office:value-type="string">
            <text:p>obsecro,</text:p>
          </table:table-cell>
          <table:table-cell office:value-type="string">
            <text:p>Vărog</text:p>
          </table:table-cell>
          <table:table-cell office:value-type="string">
            <text:p>Bit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rua</text:p>
          </table:table-cell>
          <table:table-cell table:style-name="ce86" office:value-type="string">
            <text:p>Slash,forwardslash</text:p>
          </table:table-cell>
          <table:table-cell office:value-type="string">
            <text:p>Slash,anteVULNUS</text:p>
          </table:table-cell>
          <table:table-cell office:value-type="string">
            <text:p>Slash,slash</text:p>
          </table:table-cell>
          <table:table-cell office:value-type="string">
            <text:p>Barra,barrainavanti</text:p>
          </table:table-cell>
          <table:table-cell office:value-type="string">
            <text:p>Slash,anteVULNUS</text:p>
          </table:table-cell>
          <table:table-cell office:value-type="string">
            <text:p>Slash,devizaînainte</text:p>
          </table:table-cell>
          <table:table-cell office:value-type="string">
            <text:p>Schrägstrich,Schrägstrichnachvorn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ao</text:p>
          </table:table-cell>
          <table:table-cell table:style-name="ce86" office:value-type="string">
            <text:p>Space, gap, blank</text:p>
          </table:table-cell>
          <table:table-cell office:value-type="string">
            <text:p>Espacio, vacío, en blanco</text:p>
          </table:table-cell>
          <table:table-cell office:value-type="string">
            <text:p>Espace, espace vide</text:p>
          </table:table-cell>
          <table:table-cell office:value-type="string">
            <text:p>Spazio, spazio vuoto</text:p>
          </table:table-cell>
          <table:table-cell office:value-type="string">
            <text:p>Spatium Hiatum vestis</text:p>
          </table:table-cell>
          <table:table-cell office:value-type="string">
            <text:p>Spațiu, gol, gol</text:p>
          </table:table-cell>
          <table:table-cell office:value-type="string">
            <text:p>Raum, Lücke, lee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som</text:p>
          </table:table-cell>
          <table:table-cell table:style-name="ce86" office:value-type="string">
            <text:p>some</text:p>
          </table:table-cell>
          <table:table-cell office:value-type="string">
            <text:p>algunos</text:p>
          </table:table-cell>
          <table:table-cell office:value-type="string">
            <text:p>certains</text:p>
          </table:table-cell>
          <table:table-cell office:value-type="string">
            <text:p>alcuni</text:p>
          </table:table-cell>
          <table:table-cell office:value-type="string">
            <text:p>aliquid</text:p>
          </table:table-cell>
          <table:table-cell office:value-type="string">
            <text:p>niste</text:p>
          </table:table-cell>
          <table:table-cell office:value-type="string">
            <text:p>etw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ra</text:p>
          </table:table-cell>
          <table:table-cell office:value-type="string">
            <text:p>Curlybrackets</text:p>
          </table:table-cell>
          <table:table-cell office:value-type="string">
            <text:p>Salveuncis</text:p>
          </table:table-cell>
          <table:table-cell office:value-type="string">
            <text:p>Accolades</text:p>
          </table:table-cell>
          <table:table-cell office:value-type="string">
            <text:p>Parentesigraffe</text:p>
          </table:table-cell>
          <table:table-cell office:value-type="string">
            <text:p>Salveuncis</text:p>
          </table:table-cell>
          <table:table-cell office:value-type="string">
            <text:p>Parantezeondulate</text:p>
          </table:table-cell>
          <table:table-cell office:value-type="string">
            <text:p>GeschweifteKlammer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sta</text:p>
          </table:table-cell>
          <table:table-cell office:value-type="string">
            <text:p>Asterisk</text:p>
          </table:table-cell>
          <table:table-cell office:value-type="string">
            <text:p>Asterisco</text:p>
          </table:table-cell>
          <table:table-cell office:value-type="string">
            <text:p>Astérisque</text:p>
          </table:table-cell>
          <table:table-cell office:value-type="string">
            <text:p>Asterisco</text:p>
          </table:table-cell>
          <table:table-cell office:value-type="string">
            <text:p>Asteriscus</text:p>
          </table:table-cell>
          <table:table-cell office:value-type="string">
            <text:p>Asterisc</text:p>
          </table:table-cell>
          <table:table-cell office:value-type="string">
            <text:p>Sternch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b</text:p>
          </table:table-cell>
          <table:table-cell office:value-type="string">
            <text:p>beneath</text:p>
          </table:table-cell>
          <table:table-cell office:value-type="string">
            <text:p>debajo</text:p>
          </table:table-cell>
          <table:table-cell office:value-type="string">
            <text:p>sous</text:p>
          </table:table-cell>
          <table:table-cell office:value-type="string">
            <text:p>sotto</text:p>
          </table:table-cell>
          <table:table-cell table:number-columns-repeated="2" office:value-type="string">
            <text:p>sub</text:p>
          </table:table-cell>
          <table:table-cell office:value-type="string">
            <text:p>unte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ur</text:p>
          </table:table-cell>
          <table:table-cell table:style-name="ce86" office:value-type="string">
            <text:p>about</text:p>
          </table:table-cell>
          <table:table-cell office:value-type="string">
            <text:p>sobre</text:p>
          </table:table-cell>
          <table:table-cell office:value-type="string">
            <text:p>àproposde</text:p>
          </table:table-cell>
          <table:table-cell office:value-type="string">
            <text:p>sul</text:p>
          </table:table-cell>
          <table:table-cell office:value-type="string">
            <text:p>de</text:p>
          </table:table-cell>
          <table:table-cell office:value-type="string">
            <text:p>de,despre</text:p>
          </table:table-cell>
          <table:table-cell office:value-type="string">
            <text:p>über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sus</text:p>
          </table:table-cell>
          <table:table-cell office:value-type="string">
            <text:p>up</text:p>
          </table:table-cell>
          <table:table-cell office:value-type="string">
            <text:p>arriba</text:p>
          </table:table-cell>
          <table:table-cell office:value-type="string">
            <text:p>enhaut</text:p>
          </table:table-cell>
          <table:table-cell office:value-type="string">
            <text:p>su</text:p>
          </table:table-cell>
          <table:table-cell office:value-type="string">
            <text:p>autem</text:p>
          </table:table-cell>
          <table:table-cell office:value-type="string">
            <text:p>sus</text:p>
          </table:table-cell>
          <table:table-cell office:value-type="string">
            <text:p>Nachobe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n</text:p>
          </table:table-cell>
          <table:table-cell office:value-type="string">
            <text:p>so</text:p>
          </table:table-cell>
          <table:table-cell office:value-type="string">
            <text:p>tan</text:p>
          </table:table-cell>
          <table:table-cell office:value-type="string">
            <text:p>donc</text:p>
          </table:table-cell>
          <table:table-cell table:number-columns-repeated="2" office:value-type="string">
            <text:p>cosi</text:p>
          </table:table-cell>
          <table:table-cell office:value-type="string">
            <text:p>aşade,atâtde</text:p>
          </table:table-cell>
          <table:table-cell office:value-type="string">
            <text:p>s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top</text:p>
          </table:table-cell>
          <table:table-cell office:value-type="string">
            <text:p>partesuperior</text:p>
          </table:table-cell>
          <table:table-cell office:value-type="string">
            <text:p>Haut</text:p>
          </table:table-cell>
          <table:table-cell office:value-type="string">
            <text:p>superiore</text:p>
          </table:table-cell>
          <table:table-cell office:value-type="string">
            <text:p>summtem</text:p>
          </table:table-cell>
          <table:table-cell office:value-type="string">
            <text:p>top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or</text:p>
          </table:table-cell>
          <table:table-cell office:value-type="string">
            <text:p>backto</text:p>
          </table:table-cell>
          <table:table-cell office:value-type="string">
            <text:p>deregreso</text:p>
          </table:table-cell>
          <table:table-cell office:value-type="string">
            <text:p>retourà</text:p>
          </table:table-cell>
          <table:table-cell office:value-type="string">
            <text:p>tornaa</text:p>
          </table:table-cell>
          <table:table-cell office:value-type="string">
            <text:p>uttergum</text:p>
          </table:table-cell>
          <table:table-cell office:value-type="string">
            <text:p>înapoila</text:p>
          </table:table-cell>
          <table:table-cell office:value-type="string">
            <text:p>zurückzu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ba</text:p>
          </table:table-cell>
          <table:table-cell office:value-type="string">
            <text:p>above</text:p>
          </table:table-cell>
          <table:table-cell office:value-type="string">
            <text:p>encima</text:p>
          </table:table-cell>
          <table:table-cell office:value-type="string">
            <text:p>audessusde</text:p>
          </table:table-cell>
          <table:table-cell office:value-type="string">
            <text:p>sopra</text:p>
          </table:table-cell>
          <table:table-cell office:value-type="string">
            <text:p>supra</text:p>
          </table:table-cell>
          <table:table-cell office:value-type="string">
            <text:p>deasupra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by</text:p>
          </table:table-cell>
          <table:table-cell office:value-type="string">
            <text:p>where</text:p>
          </table:table-cell>
          <table:table-cell office:value-type="string">
            <text:p>dónde</text:p>
          </table:table-cell>
          <table:table-cell office:value-type="string">
            <text:p>où</text:p>
          </table:table-cell>
          <table:table-cell office:value-type="string">
            <text:p>dove</text:p>
          </table:table-cell>
          <table:table-cell office:value-type="string">
            <text:p>ubi</text:p>
          </table:table-cell>
          <table:table-cell office:value-type="string">
            <text:p>unde</text:p>
          </table:table-cell>
          <table:table-cell office:value-type="string">
            <text:p>w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ufo</text:p>
          </table:table-cell>
          <table:table-cell office:value-type="string">
            <text:p>sometimes</text:p>
          </table:table-cell>
          <table:table-cell office:value-type="string">
            <text:p>aveces</text:p>
          </table:table-cell>
          <table:table-cell office:value-type="string">
            <text:p>quelquefois</text:p>
          </table:table-cell>
          <table:table-cell office:value-type="string">
            <text:p>avolte</text:p>
          </table:table-cell>
          <table:table-cell office:value-type="string">
            <text:p>numquam</text:p>
          </table:table-cell>
          <table:table-cell office:value-type="string">
            <text:p>uneori</text:p>
          </table:table-cell>
          <table:table-cell office:value-type="string">
            <text:p>manchma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ugo</text:p>
          </table:table-cell>
          <table:table-cell office:value-type="string">
            <text:p>even</text:p>
          </table:table-cell>
          <table:table-cell office:value-type="string">
            <text:p>incluso</text:p>
          </table:table-cell>
          <table:table-cell office:value-type="string">
            <text:p>même</text:p>
          </table:table-cell>
          <table:table-cell office:value-type="string">
            <text:p>anche</text:p>
          </table:table-cell>
          <table:table-cell office:value-type="string">
            <text:p>etiam</text:p>
          </table:table-cell>
          <table:table-cell office:value-type="string">
            <text:p>chiar</text:p>
          </table:table-cell>
          <table:table-cell office:value-type="string">
            <text:p>soga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uha</text:p>
          </table:table-cell>
          <table:table-cell table:style-name="ce86" office:value-type="string">
            <text:p>Questionmark</text:p>
          </table:table-cell>
          <table:table-cell office:value-type="string">
            <text:p>quaestiomarcam</text:p>
          </table:table-cell>
          <table:table-cell office:value-type="string">
            <text:p>Pointd'interrogation</text:p>
          </table:table-cell>
          <table:table-cell office:value-type="string">
            <text:p>Puntointerrogativo</text:p>
          </table:table-cell>
          <table:table-cell office:value-type="string">
            <text:p>quaestiomarcam</text:p>
          </table:table-cell>
          <table:table-cell office:value-type="string">
            <text:p>Semnulîntrebării</text:p>
          </table:table-cell>
          <table:table-cell office:value-type="string">
            <text:p>Fragezeiche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ma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giro</text:p>
          </table:table-cell>
          <table:table-cell office:value-type="string">
            <text:p>circum</text:p>
          </table:table-cell>
          <table:table-cell office:value-type="string">
            <text:p>înjurul</text:p>
          </table:table-cell>
          <table:table-cell office:value-type="string">
            <text:p>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an</text:p>
          </table:table-cell>
          <table:table-cell table:number-columns-repeated="3" office:value-type="string">
            <text:p>un</text:p>
          </table:table-cell>
          <table:table-cell office:value-type="string">
            <text:p>quod</text:p>
          </table:table-cell>
          <table:table-cell office:value-type="string">
            <text:p>un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na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s</text:p>
          </table:table-cell>
          <table:table-cell office:value-type="string">
            <text:p>unu</text:p>
          </table:table-cell>
          <table:table-cell office:value-type="string">
            <text:p>eine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und</text:p>
          </table:table-cell>
          <table:table-cell office:value-type="string">
            <text:p>and</text:p>
          </table:table-cell>
          <table:table-cell office:value-type="string">
            <text:p>y</text:p>
          </table:table-cell>
          <table:table-cell office:value-type="string">
            <text:p>et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și</text:p>
          </table:table-cell>
          <table:table-cell office:value-type="string">
            <text:p>und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ura</text:p>
          </table:table-cell>
          <table:table-cell office:value-type="string">
            <text:p>why</text:p>
          </table:table-cell>
          <table:table-cell office:value-type="string">
            <text:p>porqué</text:p>
          </table:table-cell>
          <table:table-cell office:value-type="string">
            <text:p>Pourquoi</text:p>
          </table:table-cell>
          <table:table-cell office:value-type="string">
            <text:p>perché</text:p>
          </table:table-cell>
          <table:table-cell office:value-type="string">
            <text:p>Quare</text:p>
          </table:table-cell>
          <table:table-cell office:value-type="string">
            <text:p>Dece</text:p>
          </table:table-cell>
          <table:table-cell office:value-type="string">
            <text:p>Wa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uta</text:p>
          </table:table-cell>
          <table:table-cell office:value-type="string">
            <text:p>when</text:p>
          </table:table-cell>
          <table:table-cell office:value-type="string">
            <text:p>cuando</text:p>
          </table:table-cell>
          <table:table-cell office:value-type="string">
            <text:p>quand</text:p>
          </table:table-cell>
          <table:table-cell office:value-type="string">
            <text:p>quando</text:p>
          </table:table-cell>
          <table:table-cell office:value-type="string">
            <text:p>quod</text:p>
          </table:table-cell>
          <table:table-cell office:value-type="string">
            <text:p>când</text:p>
          </table:table-cell>
          <table:table-cell office:value-type="string">
            <text:p>wan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g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moyen</text:p>
          </table:table-cell>
          <table:table-cell office:value-type="string">
            <text:p>lontano</text:p>
          </table:table-cell>
          <table:table-cell office:value-type="string">
            <text:p>auferetur</text:p>
          </table:table-cell>
          <table:table-cell office:value-type="string">
            <text:p>departe</text:p>
          </table:table-cell>
          <table:table-cell office:value-type="string">
            <text:p>Weg</text:p>
          </table:table-cell>
        </table:table-row>
        <table:table-row table:style-name="ro1">
          <table:table-cell office:value-type="string">
            <text:p>german</text:p>
          </table:table-cell>
          <table:table-cell table:style-name="ce99" office:value-type="float" office:value="2">
            <text:p>2</text:p>
          </table:table-cell>
          <table:table-cell table:style-name="ce82" office:value-type="string">
            <text:p>vel</text:p>
          </table:table-cell>
          <table:table-cell table:style-name="ce84" office:value-type="string">
            <text:p>because</text:p>
          </table:table-cell>
          <table:table-cell table:style-name="ce87" office:value-type="string">
            <text:p>porque</text:p>
          </table:table-cell>
          <table:table-cell table:style-name="ce89" office:value-type="string">
            <text:p>parce que</text:p>
          </table:table-cell>
          <table:table-cell table:style-name="ce91" office:value-type="string">
            <text:p>perché</text:p>
          </table:table-cell>
          <table:table-cell table:style-name="ce93" office:value-type="string">
            <text:p>quia</text:p>
          </table:table-cell>
          <table:table-cell office:value-type="string">
            <text:p>deoarece</text:p>
          </table:table-cell>
          <table:table-cell table:style-name="ce95" office:value-type="string">
            <text:p>weil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en</text:p>
          </table:table-cell>
          <table:table-cell office:value-type="string">
            <text:p>if</text:p>
          </table:table-cell>
          <table:table-cell office:value-type="string">
            <text:p>Si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si</text:p>
          </table:table-cell>
          <table:table-cell office:value-type="string">
            <text:p>dacă</text:p>
          </table:table-cell>
          <table:table-cell office:value-type="string">
            <text:p>wenn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von</text:p>
          </table:table-cell>
          <table:table-cell table:style-name="ce86" office:value-type="string">
            <text:p>from</text:p>
          </table:table-cell>
          <table:table-cell office:value-type="string">
            <text:p>de</text:p>
          </table:table-cell>
          <table:table-cell office:value-type="string">
            <text:p>depues</text:p>
          </table:table-cell>
          <table:table-cell office:value-type="string">
            <text:p>dal</text:p>
          </table:table-cell>
          <table:table-cell office:value-type="string">
            <text:p>ex</text:p>
          </table:table-cell>
          <table:table-cell office:value-type="string">
            <text:p>din</text:p>
          </table:table-cell>
          <table:table-cell office:value-type="string">
            <text:p>von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vor</text:p>
          </table:table-cell>
          <table:table-cell office:value-type="string">
            <text:p>front</text:p>
          </table:table-cell>
          <table:table-cell office:value-type="string">
            <text:p>frente</text:p>
          </table:table-cell>
          <table:table-cell office:value-type="string">
            <text:p>devant</text:p>
          </table:table-cell>
          <table:table-cell office:value-type="string">
            <text:p>fronte</text:p>
          </table:table-cell>
          <table:table-cell office:value-type="string">
            <text:p>pro</text:p>
          </table:table-cell>
          <table:table-cell office:value-type="string">
            <text:p>înfața</text:p>
          </table:table-cell>
          <table:table-cell office:value-type="string">
            <text:p>vo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ya</text:p>
          </table:table-cell>
          <table:table-cell table:number-columns-repeated="4" office:value-type="string">
            <text:p>via</text:p>
          </table:table-cell>
          <table:table-cell table:style-name="ce103" office:value-type="string">
            <text:p>via</text:p>
          </table:table-cell>
          <table:table-cell office:value-type="string">
            <text:p>prin,via</text:p>
          </table:table-cell>
          <table:table-cell office:value-type="string">
            <text:p>ub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ybo</text:p>
          </table:table-cell>
          <table:table-cell office:value-type="string">
            <text:p>there</text:p>
          </table:table-cell>
          <table:table-cell office:value-type="string">
            <text:p>ahí</text:p>
          </table:table-cell>
          <table:table-cell table:number-columns-repeated="2" office:value-type="string">
            <text:p>Là</text:p>
          </table:table-cell>
          <table:table-cell office:value-type="string">
            <text:p>ibi</text:p>
          </table:table-cell>
          <table:table-cell office:value-type="string">
            <text:p>acolo</text:p>
          </table:table-cell>
          <table:table-cell office:value-type="string">
            <text:p>Dort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yet</text:p>
          </table:table-cell>
          <table:table-cell table:style-name="ce100" office:value-type="string">
            <text:p>yet</text:p>
          </table:table-cell>
          <table:table-cell office:value-type="string">
            <text:p>todavía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ndum</text:p>
          </table:table-cell>
          <table:table-cell office:value-type="string">
            <text:p>inca</text:p>
          </table:table-cell>
          <table:table-cell office:value-type="string">
            <text:p>noch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ko</text:p>
          </table:table-cell>
          <table:table-cell office:value-type="string">
            <text:p>Equalsign</text:p>
          </table:table-cell>
          <table:table-cell office:value-type="string">
            <text:p>parsignum</text:p>
          </table:table-cell>
          <table:table-cell office:value-type="string">
            <text:p>Signeégal</text:p>
          </table:table-cell>
          <table:table-cell office:value-type="string">
            <text:p>Uguale</text:p>
          </table:table-cell>
          <table:table-cell office:value-type="string">
            <text:p>parsignum</text:p>
          </table:table-cell>
          <table:table-cell office:value-type="string">
            <text:p>Semnegal</text:p>
          </table:table-cell>
          <table:table-cell office:value-type="string">
            <text:p>Gleichheitszeichen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ma</text:p>
          </table:table-cell>
          <table:table-cell table:style-name="ce86" office:value-type="string">
            <text:p>Semicolon</text:p>
          </table:table-cell>
          <table:table-cell office:value-type="string">
            <text:p>semicolon</text:p>
          </table:table-cell>
          <table:table-cell office:value-type="string">
            <text:p>Point-virgule</text:p>
          </table:table-cell>
          <table:table-cell office:value-type="string">
            <text:p>Puntoevirgola</text:p>
          </table:table-cell>
          <table:table-cell office:value-type="string">
            <text:p>semicolon</text:p>
          </table:table-cell>
          <table:table-cell office:value-type="string">
            <text:p>Punctşivirgulă</text:p>
          </table:table-cell>
          <table:table-cell office:value-type="string">
            <text:p>Semikolon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yna</text:p>
          </table:table-cell>
          <table:table-cell table:style-name="ce86" office:value-type="string">
            <text:p>inside</text:p>
          </table:table-cell>
          <table:table-cell table:number-columns-repeated="2" office:value-type="string">
            <text:p>en</text:p>
          </table:table-cell>
          <table:table-cell table:number-columns-repeated="2" office:value-type="string">
            <text:p>in</text:p>
          </table:table-cell>
          <table:table-cell office:value-type="string">
            <text:p>înăuntru</text:p>
          </table:table-cell>
          <table:table-cell office:value-type="string">
            <text:p>innen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no</text:p>
          </table:table-cell>
          <table:table-cell office:value-type="string">
            <text:p>into</text:p>
          </table:table-cell>
          <table:table-cell office:value-type="string">
            <text:p>dentro</text:p>
          </table:table-cell>
          <table:table-cell office:value-type="string">
            <text:p>dans</text:p>
          </table:table-cell>
          <table:table-cell office:value-type="string">
            <text:p>dentro,comemotoaluogo,andaredadentroafuori:IputmyhandinTOmypocket=mettolamanointasca</text:p>
          </table:table-cell>
          <table:table-cell office:value-type="string">
            <text:p>in</text:p>
          </table:table-cell>
          <table:table-cell office:value-type="string">
            <text:p>în</text:p>
          </table:table-cell>
          <table:table-cell office:value-type="string">
            <text:p>in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yor</text:p>
          </table:table-cell>
          <table:table-cell office:value-type="string">
            <text:p>shall</text:p>
          </table:table-cell>
          <table:table-cell office:value-type="string">
            <text:p>deberá</text:p>
          </table:table-cell>
          <table:table-cell office:value-type="string">
            <text:p>doit</text:p>
          </table:table-cell>
          <table:table-cell office:value-type="string">
            <text:p>deve</text:p>
          </table:table-cell>
          <table:table-cell office:value-type="string">
            <text:p>eorum</text:p>
          </table:table-cell>
          <table:table-cell office:value-type="string">
            <text:p>trebuie</text:p>
          </table:table-cell>
          <table:table-cell office:value-type="string">
            <text:p>soll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0">
            <text:p>0</text:p>
          </table:table-cell>
          <table:table-cell office:value-type="string">
            <text:p>ypa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ôlon</text:p>
          </table:table-cell>
          <table:table-cell office:value-type="string">
            <text:p>Colon</text:p>
          </table:table-cell>
          <table:table-cell office:value-type="string">
            <text:p>colonia</text:p>
          </table:table-cell>
          <table:table-cell office:value-type="string">
            <text:p>Colon</text:p>
          </table:table-cell>
          <table:table-cell office:value-type="string">
            <text:p>Doppelpunk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se</text:p>
          </table:table-cell>
          <table:table-cell office:value-type="string">
            <text:p>the</text:p>
          </table:table-cell>
          <table:table-cell office:value-type="string">
            <text:p>el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quod</text:p>
          </table:table-cell>
          <table:table-cell office:value-type="string">
            <text:p>aceste</text:p>
          </table:table-cell>
          <table:table-cell office:value-type="string">
            <text:p>da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zya</text:p>
          </table:table-cell>
          <table:table-cell office:value-type="string">
            <text:p>its</text:p>
          </table:table-cell>
          <table:table-cell office:value-type="string">
            <text:p>eius</text:p>
          </table:table-cell>
          <table:table-cell office:value-type="string">
            <text:p>ses</text:p>
          </table:table-cell>
          <table:table-cell office:value-type="string">
            <text:p>suo</text:p>
          </table:table-cell>
          <table:table-cell office:value-type="string">
            <text:p>eius</text:p>
          </table:table-cell>
          <table:table-cell office:value-type="string">
            <text:p>este</text:p>
          </table:table-cell>
          <table:table-cell office:value-type="string">
            <text:p>esis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>
            <text:p>nyq</text:p>
          </table:table-cell>
          <table:table-cell table:style-name="Default" office:value-type="string">
            <text:p>nor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ce73" office:value-type="string">
            <text:p>axa</text:p>
          </table:table-cell>
          <table:table-cell table:style-name="ce73" office:value-type="string">
            <text:p>correc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qau</text:p>
          </table:table-cell>
          <table:table-cell table:style-name="Default" office:value-type="string">
            <text:p>hello</text:p>
          </table:table-cell>
          <table:table-cell table:style-name="Default" table:number-columns-repeated="6"/>
        </table:table-row>
      </table:table>
      <table:table table:name="prenume" table:style-name="ta1" table:print="false">
        <table:table-column table:style-name="co2" table:default-cell-style-name="ce52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51" office:value-type="string">
            <text:p>maj</text:p>
          </table:table-cell>
          <table:table-cell table:style-name="ce54" office:value-type="string">
            <text:p>English</text:p>
          </table:table-cell>
          <table:table-cell table:style-name="ce54" office:value-type="string">
            <text:p>Spanish</text:p>
          </table:table-cell>
          <table:table-cell table:style-name="ce54" office:value-type="string">
            <text:p>Romanian</text:p>
          </table:table-cell>
          <table:table-cell table:style-name="ce54" office:value-type="string">
            <text:p>latin</text:p>
          </table:table-cell>
          <table:table-cell table:style-name="ce57" office:value-type="string">
            <text:p>Italian</text:p>
          </table:table-cell>
          <table:table-cell table:style-name="ce54" office:value-type="string">
            <text:p>Franch</text:p>
          </table:table-cell>
          <table:table-cell table:style-name="ce54" office:value-type="string">
            <text:p>Polish</text:p>
          </table:table-cell>
          <table:table-cell table:style-name="ce54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Nominativ</text:p>
          </table:table-cell>
          <table:table-cell table:style-name="ce55" table:number-columns-repeated="4"/>
          <table:table-cell table:style-name="ce58"/>
          <table:table-cell table:style-name="ce55" table:number-columns-repeated="1018"/>
        </table:table-row>
        <table:table-row table:style-name="ro1">
          <table:table-cell office:value-type="string">
            <text:p>y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59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59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Plural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59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59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59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51" office:value-type="string">
            <text:p>Objective</text:p>
          </table:table-cell>
          <table:table-cell table:style-name="ce55" table:number-columns-repeated="1023"/>
        </table:table-row>
        <table:table-row table:style-name="ro1">
          <table:table-cell office:value-type="string">
            <text:p>ma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a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a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53" office:value-type="string">
            <text:p>Plural</text:p>
          </table:table-cell>
          <table:table-cell table:style-name="ce56" table:number-columns-repeated="1023"/>
        </table:table-row>
        <table:table-row table:style-name="ro1">
          <table:table-cell office:value-type="string">
            <text:p>na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a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a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ucte" table:style-name="ta1" table:print="false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row table:style-name="ro1">
          <table:table-cell table:style-name="ce60" office:value-type="string">
            <text:p>plural</text:p>
          </table:table-cell>
          <table:table-cell table:style-name="ce60" office:value-type="string">
            <text:p>singular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2" table:number-columns-repeated="1024" table:default-cell-style-name="Default"/>
        <table:table-row table:style-name="ro1">
          <table:table-cell table:style-name="ce60" office:value-type="string">
            <text:p>maj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franch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romanian</text:p>
          </table:table-cell>
          <table:table-cell table:style-name="ce31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15" table:default-cell-style-name="Default"/>
        <table:table-column table:style-name="co2" table:default-cell-style-name="Default"/>
        <table:table-column table:style-name="co2" table:default-cell-style-name="ce52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y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qe</text:p>
          </table:table-cell>
          <table:table-cell table:style-name="ce65" office:value-type="string">
            <text:p>q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pen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se</text:p>
          </table:table-cell>
          <table:table-cell table:style-name="ce65" office:value-type="string">
            <text:p>s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dyz</text:p>
          </table:table-cell>
          <table:table-cell table:style-name="ce69" office:value-type="string">
            <text:p>te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dyz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dyz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qu'dyz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dyz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dyz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dyz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dyz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dyz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6" office:value-type="string">
            <text:p>cen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6" office:value-type="string">
            <text:p>myl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6" office:value-type="string">
            <text:p>mon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6" office:value-type="string">
            <text:p>byl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2" table:number-columns-repeated="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row table:style-name="ro1">
          <table:table-cell table:style-name="ce70" office:value-type="string">
            <text:p>semn</text:p>
          </table:table-cell>
          <table:table-cell table:style-name="ce70" office:value-type="string">
            <text:p>maj</text:p>
          </table:table-cell>
          <table:table-cell table:style-name="ce70" office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>
            <text:p>--</text:p>
          </table:table-cell>
          <table:table-cell office:value-type="string">
            <text:p>sao</text:p>
          </table:table-cell>
          <table:table-cell office:value-type="string">
            <text:p>Space</text:p>
          </table:table-cell>
          <table:table-cell table:number-columns-repeated="4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oha</text:p>
          </table:table-cell>
          <table:table-cell office:value-type="string">
            <text:p>Exclamation mark </text:p>
          </table:table-cell>
          <table:table-cell table:number-columns-repeated="4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ma</text:p>
          </table:table-cell>
          <table:table-cell office:value-type="string">
            <text:p>Double quotes ; Quotation mark ; speech marks </text:p>
          </table:table-cell>
          <table:table-cell table:number-columns-repeated="4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table:number-columns-repeated="4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xyo</text:p>
          </table:table-cell>
          <table:table-cell office:value-type="string">
            <text:p>Dollar sign </text:p>
          </table:table-cell>
          <table:table-cell table:number-columns-repeated="4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qyo</text:p>
          </table:table-cell>
          <table:table-cell office:value-type="string">
            <text:p>Percent sign </text:p>
          </table:table-cell>
          <table:table-cell table:number-columns-repeated="4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o</text:p>
          </table:table-cell>
          <table:table-cell office:value-type="string">
            <text:p>Ampersand</text:p>
          </table:table-cell>
          <table:table-cell table:number-columns-repeated="4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ma</text:p>
          </table:table-cell>
          <table:table-cell office:value-type="string">
            <text:p>Single quote or Apostrophe </text:p>
          </table:table-cell>
          <table:table-cell table:number-columns-repeated="4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table:number-columns-repeated="4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table:number-columns-repeated="4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sra</text:p>
          </table:table-cell>
          <table:table-cell office:value-type="string">
            <text:p>Asterisk </text:p>
          </table:table-cell>
          <table:table-cell table:number-columns-repeated="4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eto</text:p>
          </table:table-cell>
          <table:table-cell office:value-type="string">
            <text:p>Plus sign </text:p>
          </table:table-cell>
          <table:table-cell table:number-columns-repeated="4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table:number-columns-repeated="4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eo</text:p>
          </table:table-cell>
          <table:table-cell office:value-type="string">
            <text:p>Hyphen , minus sign </text:p>
          </table:table-cell>
          <table:table-cell table:number-columns-repeated="4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pa</text:p>
          </table:table-cell>
          <table:table-cell office:value-type="string">
            <text:p>Dot, full stop </text:p>
          </table:table-cell>
          <table:table-cell table:number-columns-repeated="4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table:number-columns-repeated="4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ypa</text:p>
          </table:table-cell>
          <table:table-cell office:value-type="string">
            <text:p>Colon </text:p>
          </table:table-cell>
          <table:table-cell table:number-columns-repeated="4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yma</text:p>
          </table:table-cell>
          <table:table-cell office:value-type="string">
            <text:p>Semicolon </text:p>
          </table:table-cell>
          <table:table-cell table:number-columns-repeated="4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table:number-columns-repeated="4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table:number-columns-repeated="4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table:number-columns-repeated="4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uha</text:p>
          </table:table-cell>
          <table:table-cell office:value-type="string">
            <text:p>Question mark </text:p>
          </table:table-cell>
          <table:table-cell table:number-columns-repeated="4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ata</text:p>
          </table:table-cell>
          <table:table-cell office:value-type="string">
            <text:p>At sign </text:p>
          </table:table-cell>
          <table:table-cell table:number-columns-repeated="4"/>
        </table:table-row>
        <table:table-row table:style-name="ro1">
          <table:table-cell office:value-type="string">
            <text:p>`()`</text:p>
          </table:table-cell>
          <table:table-cell office:value-type="string">
            <text:p>bra <text:s text:c="3"/></text:p>
          </table:table-cell>
          <table:table-cell office:value-type="string">
            <text:p><text:s/>Round brackets </text:p>
          </table:table-cell>
          <table:table-cell table:number-columns-repeated="4"/>
        </table:table-row>
        <table:table-row table:style-name="ro1">
          <table:table-cell office:value-type="string">
            <text:p>`[]`</text:p>
          </table:table-cell>
          <table:table-cell office:value-type="string">
            <text:p>kra <text:s text:c="3"/></text:p>
          </table:table-cell>
          <table:table-cell office:value-type="string">
            <text:p><text:s/>Square brackets </text:p>
          </table:table-cell>
          <table:table-cell table:number-columns-repeated="4"/>
        </table:table-row>
        <table:table-row table:style-name="ro1">
          <table:table-cell office:value-type="string">
            <text:p>`{}`</text:p>
          </table:table-cell>
          <table:table-cell office:value-type="string">
            <text:p>sra <text:s text:c="3"/></text:p>
          </table:table-cell>
          <table:table-cell office:value-type="string">
            <text:p><text:s/>Curly brackets </text:p>
          </table:table-cell>
          <table:table-cell table:number-columns-repeated="4"/>
        </table:table-row>
      </table:table>
      <table:database-ranges>
        <table:database-range table:target-range-address="PPZ.A1:PPZ.G8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3">11/23/2019</text:date>, <text:time>04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23T04:52:07.55</dc:date>
    <meta:editing-duration>P20DT15H6M16S</meta:editing-duration>
    <meta:editing-cycles>223</meta:editing-cycles>
    <meta:document-statistic meta:table-count="9" meta:cell-count="2655" meta:object-count="0"/>
  </office:meta>
</office:document-meta>
</file>